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46.3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2607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2607 Heures travaillées total (HRT) par branche (NaceR2) (en 1 000 d'heures) 1995 - 2018</text:p>
          </table:table-cell>
          <table:table-cell/>
        </table:table-row>
        <table:table-row table:style-name="ro1">
          <table:table-cell office:value-type="string" calcext:value-type="string">
            <text:p>Statec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ibellés</text:p>
          </table:table-cell>
          <table:table-cell office:value-type="string" calcext:value-type="string">
            <text:p>Total (HRT TA10)</text:p>
          </table:table-cell>
        </table:table-row>
        <table:table-row table:style-name="ro1">
          <table:table-cell office:value-type="string" calcext:value-type="string">
            <text:p>Trimestres</text:p>
          </table:table-cell>
          <table:table-cell/>
        </table:table-row>
        <table:table-row table:style-name="ro1">
          <table:table-cell office:value-type="string" calcext:value-type="string">
            <text:p>2018T2</text:p>
          </table:table-cell>
          <table:table-cell office:value-type="float" office:value="169030.8" calcext:value-type="float">
            <text:p>169030.8</text:p>
          </table:table-cell>
        </table:table-row>
        <table:table-row table:style-name="ro1">
          <table:table-cell office:value-type="string" calcext:value-type="string">
            <text:p>2018T1</text:p>
          </table:table-cell>
          <table:table-cell office:value-type="float" office:value="166574.1" calcext:value-type="float">
            <text:p>166574.1</text:p>
          </table:table-cell>
        </table:table-row>
        <table:table-row table:style-name="ro1">
          <table:table-cell office:value-type="string" calcext:value-type="string">
            <text:p>2017T4</text:p>
          </table:table-cell>
          <table:table-cell office:value-type="float" office:value="165303" calcext:value-type="float">
            <text:p>165303</text:p>
          </table:table-cell>
        </table:table-row>
        <table:table-row table:style-name="ro1">
          <table:table-cell office:value-type="string" calcext:value-type="string">
            <text:p>2017T3</text:p>
          </table:table-cell>
          <table:table-cell office:value-type="float" office:value="162875.8" calcext:value-type="float">
            <text:p>162875.8</text:p>
          </table:table-cell>
        </table:table-row>
        <table:table-row table:style-name="ro1">
          <table:table-cell office:value-type="string" calcext:value-type="string">
            <text:p>2017T2</text:p>
          </table:table-cell>
          <table:table-cell office:value-type="float" office:value="162768.6" calcext:value-type="float">
            <text:p>162768.6</text:p>
          </table:table-cell>
        </table:table-row>
        <table:table-row table:style-name="ro1">
          <table:table-cell office:value-type="string" calcext:value-type="string">
            <text:p>2017T1</text:p>
          </table:table-cell>
          <table:table-cell office:value-type="float" office:value="160578.1" calcext:value-type="float">
            <text:p>160578.1</text:p>
          </table:table-cell>
        </table:table-row>
        <table:table-row table:style-name="ro1">
          <table:table-cell office:value-type="string" calcext:value-type="string">
            <text:p>2016T4</text:p>
          </table:table-cell>
          <table:table-cell office:value-type="float" office:value="160404.3" calcext:value-type="float">
            <text:p>160404.3</text:p>
          </table:table-cell>
        </table:table-row>
        <table:table-row table:style-name="ro1">
          <table:table-cell office:value-type="string" calcext:value-type="string">
            <text:p>2016T3</text:p>
          </table:table-cell>
          <table:table-cell office:value-type="float" office:value="158427.6" calcext:value-type="float">
            <text:p>158427.6</text:p>
          </table:table-cell>
        </table:table-row>
        <table:table-row table:style-name="ro1">
          <table:table-cell office:value-type="string" calcext:value-type="string">
            <text:p>2016T2</text:p>
          </table:table-cell>
          <table:table-cell office:value-type="float" office:value="158148.3" calcext:value-type="float">
            <text:p>158148.3</text:p>
          </table:table-cell>
        </table:table-row>
        <table:table-row table:style-name="ro1">
          <table:table-cell office:value-type="string" calcext:value-type="string">
            <text:p>2016T1</text:p>
          </table:table-cell>
          <table:table-cell office:value-type="float" office:value="156154.4" calcext:value-type="float">
            <text:p>156154.4</text:p>
          </table:table-cell>
        </table:table-row>
        <table:table-row table:style-name="ro1">
          <table:table-cell office:value-type="string" calcext:value-type="string">
            <text:p>2015T4</text:p>
          </table:table-cell>
          <table:table-cell office:value-type="float" office:value="155438.3" calcext:value-type="float">
            <text:p>155438.3</text:p>
          </table:table-cell>
        </table:table-row>
        <table:table-row table:style-name="ro1">
          <table:table-cell office:value-type="string" calcext:value-type="string">
            <text:p>2015T3</text:p>
          </table:table-cell>
          <table:table-cell office:value-type="float" office:value="153858.5" calcext:value-type="float">
            <text:p>153858.5</text:p>
          </table:table-cell>
        </table:table-row>
        <table:table-row table:style-name="ro1">
          <table:table-cell office:value-type="string" calcext:value-type="string">
            <text:p>2015T2</text:p>
          </table:table-cell>
          <table:table-cell office:value-type="float" office:value="153711.6" calcext:value-type="float">
            <text:p>153711.6</text:p>
          </table:table-cell>
        </table:table-row>
        <table:table-row table:style-name="ro1">
          <table:table-cell office:value-type="string" calcext:value-type="string">
            <text:p>2015T1</text:p>
          </table:table-cell>
          <table:table-cell office:value-type="float" office:value="151792.5" calcext:value-type="float">
            <text:p>151792.5</text:p>
          </table:table-cell>
        </table:table-row>
        <table:table-row table:style-name="ro1">
          <table:table-cell office:value-type="string" calcext:value-type="string">
            <text:p>2014T4</text:p>
          </table:table-cell>
          <table:table-cell office:value-type="float" office:value="150502" calcext:value-type="float">
            <text:p>150502</text:p>
          </table:table-cell>
        </table:table-row>
        <table:table-row table:style-name="ro1">
          <table:table-cell office:value-type="string" calcext:value-type="string">
            <text:p>2014T3</text:p>
          </table:table-cell>
          <table:table-cell office:value-type="float" office:value="149224" calcext:value-type="float">
            <text:p>149224</text:p>
          </table:table-cell>
        </table:table-row>
        <table:table-row table:style-name="ro1">
          <table:table-cell office:value-type="string" calcext:value-type="string">
            <text:p>2014T2</text:p>
          </table:table-cell>
          <table:table-cell office:value-type="float" office:value="149127.6" calcext:value-type="float">
            <text:p>149127.6</text:p>
          </table:table-cell>
        </table:table-row>
        <table:table-row table:style-name="ro1">
          <table:table-cell office:value-type="string" calcext:value-type="string">
            <text:p>2014T1</text:p>
          </table:table-cell>
          <table:table-cell office:value-type="float" office:value="147508.9" calcext:value-type="float">
            <text:p>147508.9</text:p>
          </table:table-cell>
        </table:table-row>
        <table:table-row table:style-name="ro1">
          <table:table-cell office:value-type="string" calcext:value-type="string">
            <text:p>2013T4</text:p>
          </table:table-cell>
          <table:table-cell office:value-type="float" office:value="146303" calcext:value-type="float">
            <text:p>146303</text:p>
          </table:table-cell>
        </table:table-row>
        <table:table-row table:style-name="ro1">
          <table:table-cell office:value-type="string" calcext:value-type="string">
            <text:p>2013T3</text:p>
          </table:table-cell>
          <table:table-cell office:value-type="float" office:value="145152.2" calcext:value-type="float">
            <text:p>145152.2</text:p>
          </table:table-cell>
        </table:table-row>
        <table:table-row table:style-name="ro1">
          <table:table-cell office:value-type="string" calcext:value-type="string">
            <text:p>2013T2</text:p>
          </table:table-cell>
          <table:table-cell office:value-type="float" office:value="145130" calcext:value-type="float">
            <text:p>145130</text:p>
          </table:table-cell>
        </table:table-row>
        <table:table-row table:style-name="ro1">
          <table:table-cell office:value-type="string" calcext:value-type="string">
            <text:p>2013T1</text:p>
          </table:table-cell>
          <table:table-cell office:value-type="float" office:value="143554.3" calcext:value-type="float">
            <text:p>143554.3</text:p>
          </table:table-cell>
        </table:table-row>
        <table:table-row table:style-name="ro1">
          <table:table-cell office:value-type="string" calcext:value-type="string">
            <text:p>2012T4</text:p>
          </table:table-cell>
          <table:table-cell office:value-type="float" office:value="144039.8" calcext:value-type="float">
            <text:p>144039.8</text:p>
          </table:table-cell>
        </table:table-row>
        <table:table-row table:style-name="ro1">
          <table:table-cell office:value-type="string" calcext:value-type="string">
            <text:p>2012T3</text:p>
          </table:table-cell>
          <table:table-cell office:value-type="float" office:value="143058.3" calcext:value-type="float">
            <text:p>143058.3</text:p>
          </table:table-cell>
        </table:table-row>
        <table:table-row table:style-name="ro1">
          <table:table-cell office:value-type="string" calcext:value-type="string">
            <text:p>2012T2</text:p>
          </table:table-cell>
          <table:table-cell office:value-type="float" office:value="143099.1" calcext:value-type="float">
            <text:p>143099.1</text:p>
          </table:table-cell>
        </table:table-row>
        <table:table-row table:style-name="ro1">
          <table:table-cell office:value-type="string" calcext:value-type="string">
            <text:p>2012T1</text:p>
          </table:table-cell>
          <table:table-cell office:value-type="float" office:value="141578.7" calcext:value-type="float">
            <text:p>141578.7</text:p>
          </table:table-cell>
        </table:table-row>
        <table:table-row table:style-name="ro1">
          <table:table-cell office:value-type="string" calcext:value-type="string">
            <text:p>2011T4</text:p>
          </table:table-cell>
          <table:table-cell office:value-type="float" office:value="141540" calcext:value-type="float">
            <text:p>141540</text:p>
          </table:table-cell>
        </table:table-row>
        <table:table-row table:style-name="ro1">
          <table:table-cell office:value-type="string" calcext:value-type="string">
            <text:p>2011T3</text:p>
          </table:table-cell>
          <table:table-cell office:value-type="float" office:value="140722.8" calcext:value-type="float">
            <text:p>140722.8</text:p>
          </table:table-cell>
        </table:table-row>
        <table:table-row table:style-name="ro1">
          <table:table-cell office:value-type="string" calcext:value-type="string">
            <text:p>2011T2</text:p>
          </table:table-cell>
          <table:table-cell office:value-type="float" office:value="140344.5" calcext:value-type="float">
            <text:p>140344.5</text:p>
          </table:table-cell>
        </table:table-row>
        <table:table-row table:style-name="ro1">
          <table:table-cell office:value-type="string" calcext:value-type="string">
            <text:p>2011T1</text:p>
          </table:table-cell>
          <table:table-cell office:value-type="float" office:value="138210.9" calcext:value-type="float">
            <text:p>138210.9</text:p>
          </table:table-cell>
        </table:table-row>
        <table:table-row table:style-name="ro1">
          <table:table-cell office:value-type="string" calcext:value-type="string">
            <text:p>2010T4</text:p>
          </table:table-cell>
          <table:table-cell office:value-type="float" office:value="137620.6" calcext:value-type="float">
            <text:p>137620.6</text:p>
          </table:table-cell>
        </table:table-row>
        <table:table-row table:style-name="ro1">
          <table:table-cell office:value-type="string" calcext:value-type="string">
            <text:p>2010T3</text:p>
          </table:table-cell>
          <table:table-cell office:value-type="float" office:value="136628.8" calcext:value-type="float">
            <text:p>136628.8</text:p>
          </table:table-cell>
        </table:table-row>
        <table:table-row table:style-name="ro1">
          <table:table-cell office:value-type="string" calcext:value-type="string">
            <text:p>2010T2</text:p>
          </table:table-cell>
          <table:table-cell office:value-type="float" office:value="136259.6" calcext:value-type="float">
            <text:p>136259.6</text:p>
          </table:table-cell>
        </table:table-row>
        <table:table-row table:style-name="ro1">
          <table:table-cell office:value-type="string" calcext:value-type="string">
            <text:p>2010T1</text:p>
          </table:table-cell>
          <table:table-cell office:value-type="float" office:value="134762.9" calcext:value-type="float">
            <text:p>134762.9</text:p>
          </table:table-cell>
        </table:table-row>
        <table:table-row table:style-name="ro1">
          <table:table-cell office:value-type="string" calcext:value-type="string">
            <text:p>2009T4</text:p>
          </table:table-cell>
          <table:table-cell office:value-type="float" office:value="134373.2" calcext:value-type="float">
            <text:p>134373.2</text:p>
          </table:table-cell>
        </table:table-row>
        <table:table-row table:style-name="ro1">
          <table:table-cell office:value-type="string" calcext:value-type="string">
            <text:p>2009T3</text:p>
          </table:table-cell>
          <table:table-cell office:value-type="float" office:value="133626.2" calcext:value-type="float">
            <text:p>133626.2</text:p>
          </table:table-cell>
        </table:table-row>
        <table:table-row table:style-name="ro1">
          <table:table-cell office:value-type="string" calcext:value-type="string">
            <text:p>2009T2</text:p>
          </table:table-cell>
          <table:table-cell office:value-type="float" office:value="133909.5" calcext:value-type="float">
            <text:p>133909.5</text:p>
          </table:table-cell>
        </table:table-row>
        <table:table-row table:style-name="ro1">
          <table:table-cell office:value-type="string" calcext:value-type="string">
            <text:p>2009T1</text:p>
          </table:table-cell>
          <table:table-cell office:value-type="float" office:value="133586.7" calcext:value-type="float">
            <text:p>133586.7</text:p>
          </table:table-cell>
        </table:table-row>
        <table:table-row table:style-name="ro1">
          <table:table-cell office:value-type="string" calcext:value-type="string">
            <text:p>2008T4</text:p>
          </table:table-cell>
          <table:table-cell office:value-type="float" office:value="138531.4" calcext:value-type="float">
            <text:p>138531.4</text:p>
          </table:table-cell>
        </table:table-row>
        <table:table-row table:style-name="ro1">
          <table:table-cell office:value-type="string" calcext:value-type="string">
            <text:p>2008T3</text:p>
          </table:table-cell>
          <table:table-cell office:value-type="float" office:value="137691.2" calcext:value-type="float">
            <text:p>137691.2</text:p>
          </table:table-cell>
        </table:table-row>
        <table:table-row table:style-name="ro1">
          <table:table-cell office:value-type="string" calcext:value-type="string">
            <text:p>2008T2</text:p>
          </table:table-cell>
          <table:table-cell office:value-type="float" office:value="136627.3" calcext:value-type="float">
            <text:p>136627.3</text:p>
          </table:table-cell>
        </table:table-row>
        <table:table-row table:style-name="ro1">
          <table:table-cell office:value-type="string" calcext:value-type="string">
            <text:p>2008T1</text:p>
          </table:table-cell>
          <table:table-cell office:value-type="float" office:value="134742.9" calcext:value-type="float">
            <text:p>134742.9</text:p>
          </table:table-cell>
        </table:table-row>
        <table:table-row table:style-name="ro1">
          <table:table-cell office:value-type="string" calcext:value-type="string">
            <text:p>2007T4</text:p>
          </table:table-cell>
          <table:table-cell office:value-type="float" office:value="133131.2" calcext:value-type="float">
            <text:p>133131.2</text:p>
          </table:table-cell>
        </table:table-row>
        <table:table-row table:style-name="ro1">
          <table:table-cell office:value-type="string" calcext:value-type="string">
            <text:p>2007T3</text:p>
          </table:table-cell>
          <table:table-cell office:value-type="float" office:value="131265.6" calcext:value-type="float">
            <text:p>131265.6</text:p>
          </table:table-cell>
        </table:table-row>
        <table:table-row table:style-name="ro1">
          <table:table-cell office:value-type="string" calcext:value-type="string">
            <text:p>2007T2</text:p>
          </table:table-cell>
          <table:table-cell office:value-type="float" office:value="130070" calcext:value-type="float">
            <text:p>130070</text:p>
          </table:table-cell>
        </table:table-row>
        <table:table-row table:style-name="ro1">
          <table:table-cell office:value-type="string" calcext:value-type="string">
            <text:p>2007T1</text:p>
          </table:table-cell>
          <table:table-cell office:value-type="float" office:value="127971.1" calcext:value-type="float">
            <text:p>127971.1</text:p>
          </table:table-cell>
        </table:table-row>
        <table:table-row table:style-name="ro1">
          <table:table-cell office:value-type="string" calcext:value-type="string">
            <text:p>2006T4</text:p>
          </table:table-cell>
          <table:table-cell office:value-type="float" office:value="125831.8" calcext:value-type="float">
            <text:p>125831.8</text:p>
          </table:table-cell>
        </table:table-row>
        <table:table-row table:style-name="ro1">
          <table:table-cell office:value-type="string" calcext:value-type="string">
            <text:p>2006T3</text:p>
          </table:table-cell>
          <table:table-cell office:value-type="float" office:value="124440.3" calcext:value-type="float">
            <text:p>124440.3</text:p>
          </table:table-cell>
        </table:table-row>
        <table:table-row table:style-name="ro1">
          <table:table-cell office:value-type="string" calcext:value-type="string">
            <text:p>2006T2</text:p>
          </table:table-cell>
          <table:table-cell office:value-type="float" office:value="123722.1" calcext:value-type="float">
            <text:p>123722.1</text:p>
          </table:table-cell>
        </table:table-row>
        <table:table-row table:style-name="ro1">
          <table:table-cell office:value-type="string" calcext:value-type="string">
            <text:p>2006T1</text:p>
          </table:table-cell>
          <table:table-cell office:value-type="float" office:value="121926.7" calcext:value-type="float">
            <text:p>121926.7</text:p>
          </table:table-cell>
        </table:table-row>
        <table:table-row table:style-name="ro1">
          <table:table-cell office:value-type="string" calcext:value-type="string">
            <text:p>2005T4</text:p>
          </table:table-cell>
          <table:table-cell office:value-type="float" office:value="120694.5" calcext:value-type="float">
            <text:p>120694.5</text:p>
          </table:table-cell>
        </table:table-row>
        <table:table-row table:style-name="ro1">
          <table:table-cell office:value-type="string" calcext:value-type="string">
            <text:p>2005T3</text:p>
          </table:table-cell>
          <table:table-cell office:value-type="float" office:value="119587.7" calcext:value-type="float">
            <text:p>119587.7</text:p>
          </table:table-cell>
        </table:table-row>
        <table:table-row table:style-name="ro1">
          <table:table-cell office:value-type="string" calcext:value-type="string">
            <text:p>2005T2</text:p>
          </table:table-cell>
          <table:table-cell office:value-type="float" office:value="118983.4" calcext:value-type="float">
            <text:p>118983.4</text:p>
          </table:table-cell>
        </table:table-row>
        <table:table-row table:style-name="ro1">
          <table:table-cell office:value-type="string" calcext:value-type="string">
            <text:p>2005T1</text:p>
          </table:table-cell>
          <table:table-cell office:value-type="float" office:value="117604.7" calcext:value-type="float">
            <text:p>117604.7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float" office:value="119327.3" calcext:value-type="float">
            <text:p>119327.3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float" office:value="118445.2" calcext:value-type="float">
            <text:p>118445.2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float" office:value="118068.5" calcext:value-type="float">
            <text:p>118068.5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float" office:value="116560.2" calcext:value-type="float">
            <text:p>116560.2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float" office:value="116409.6" calcext:value-type="float">
            <text:p>116409.6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float" office:value="115565" calcext:value-type="float">
            <text:p>115565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float" office:value="115384.1" calcext:value-type="float">
            <text:p>115384.1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float" office:value="114479.3" calcext:value-type="float">
            <text:p>114479.3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float" office:value="114382.5" calcext:value-type="float">
            <text:p>114382.5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float" office:value="113528" calcext:value-type="float">
            <text:p>113528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float" office:value="113412.7" calcext:value-type="float">
            <text:p>113412.7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float" office:value="112648.4" calcext:value-type="float">
            <text:p>112648.4</text:p>
          </table:table-cell>
        </table:table-row>
        <table:table-row table:style-name="ro1">
          <table:table-cell office:value-type="string" calcext:value-type="string">
            <text:p>2001T4</text:p>
          </table:table-cell>
          <table:table-cell office:value-type="float" office:value="112353.8" calcext:value-type="float">
            <text:p>112353.8</text:p>
          </table:table-cell>
        </table:table-row>
        <table:table-row table:style-name="ro1">
          <table:table-cell office:value-type="string" calcext:value-type="string">
            <text:p>2001T3</text:p>
          </table:table-cell>
          <table:table-cell office:value-type="float" office:value="111232.6" calcext:value-type="float">
            <text:p>111232.6</text:p>
          </table:table-cell>
        </table:table-row>
        <table:table-row table:style-name="ro1">
          <table:table-cell office:value-type="string" calcext:value-type="string">
            <text:p>2001T2</text:p>
          </table:table-cell>
          <table:table-cell office:value-type="float" office:value="110349.7" calcext:value-type="float">
            <text:p>110349.7</text:p>
          </table:table-cell>
        </table:table-row>
        <table:table-row table:style-name="ro1">
          <table:table-cell office:value-type="string" calcext:value-type="string">
            <text:p>2001T1</text:p>
          </table:table-cell>
          <table:table-cell office:value-type="float" office:value="108685.7" calcext:value-type="float">
            <text:p>108685.7</text:p>
          </table:table-cell>
        </table:table-row>
        <table:table-row table:style-name="ro1">
          <table:table-cell office:value-type="string" calcext:value-type="string">
            <text:p>2000T4</text:p>
          </table:table-cell>
          <table:table-cell office:value-type="float" office:value="108443.6" calcext:value-type="float">
            <text:p>108443.6</text:p>
          </table:table-cell>
        </table:table-row>
        <table:table-row table:style-name="ro1">
          <table:table-cell office:value-type="string" calcext:value-type="string">
            <text:p>2000T3</text:p>
          </table:table-cell>
          <table:table-cell office:value-type="float" office:value="106339.8" calcext:value-type="float">
            <text:p>106339.8</text:p>
          </table:table-cell>
        </table:table-row>
        <table:table-row table:style-name="ro1">
          <table:table-cell office:value-type="string" calcext:value-type="string">
            <text:p>2000T2</text:p>
          </table:table-cell>
          <table:table-cell office:value-type="float" office:value="105124.5" calcext:value-type="float">
            <text:p>105124.5</text:p>
          </table:table-cell>
        </table:table-row>
        <table:table-row table:style-name="ro1">
          <table:table-cell office:value-type="string" calcext:value-type="string">
            <text:p>2000T1</text:p>
          </table:table-cell>
          <table:table-cell office:value-type="float" office:value="103156.9" calcext:value-type="float">
            <text:p>103156.9</text:p>
          </table:table-cell>
        </table:table-row>
        <table:table-row table:style-name="ro1">
          <table:table-cell office:value-type="string" calcext:value-type="string">
            <text:p>1999T4</text:p>
          </table:table-cell>
          <table:table-cell office:value-type="float" office:value="102187.5" calcext:value-type="float">
            <text:p>102187.5</text:p>
          </table:table-cell>
        </table:table-row>
        <table:table-row table:style-name="ro1">
          <table:table-cell office:value-type="string" calcext:value-type="string">
            <text:p>1999T3</text:p>
          </table:table-cell>
          <table:table-cell office:value-type="float" office:value="100549.6" calcext:value-type="float">
            <text:p>100549.6</text:p>
          </table:table-cell>
        </table:table-row>
        <table:table-row table:style-name="ro1">
          <table:table-cell office:value-type="string" calcext:value-type="string">
            <text:p>1999T2</text:p>
          </table:table-cell>
          <table:table-cell office:value-type="float" office:value="99265.7" calcext:value-type="float">
            <text:p>99265.7</text:p>
          </table:table-cell>
        </table:table-row>
        <table:table-row table:style-name="ro1">
          <table:table-cell office:value-type="string" calcext:value-type="string">
            <text:p>1999T1</text:p>
          </table:table-cell>
          <table:table-cell office:value-type="float" office:value="97146.6" calcext:value-type="float">
            <text:p>97146.6</text:p>
          </table:table-cell>
        </table:table-row>
        <table:table-row table:style-name="ro1">
          <table:table-cell office:value-type="string" calcext:value-type="string">
            <text:p>1998T4</text:p>
          </table:table-cell>
          <table:table-cell office:value-type="float" office:value="97350.3" calcext:value-type="float">
            <text:p>97350.3</text:p>
          </table:table-cell>
        </table:table-row>
        <table:table-row table:style-name="ro1">
          <table:table-cell office:value-type="string" calcext:value-type="string">
            <text:p>1998T3</text:p>
          </table:table-cell>
          <table:table-cell office:value-type="float" office:value="96089.5" calcext:value-type="float">
            <text:p>96089.5</text:p>
          </table:table-cell>
        </table:table-row>
        <table:table-row table:style-name="ro1">
          <table:table-cell office:value-type="string" calcext:value-type="string">
            <text:p>1998T2</text:p>
          </table:table-cell>
          <table:table-cell office:value-type="float" office:value="95024.4" calcext:value-type="float">
            <text:p>95024.4</text:p>
          </table:table-cell>
        </table:table-row>
        <table:table-row table:style-name="ro1">
          <table:table-cell office:value-type="string" calcext:value-type="string">
            <text:p>1998T1</text:p>
          </table:table-cell>
          <table:table-cell office:value-type="float" office:value="92799.5" calcext:value-type="float">
            <text:p>92799.5</text:p>
          </table:table-cell>
        </table:table-row>
        <table:table-row table:style-name="ro1">
          <table:table-cell office:value-type="string" calcext:value-type="string">
            <text:p>1997T4</text:p>
          </table:table-cell>
          <table:table-cell office:value-type="float" office:value="93651.2" calcext:value-type="float">
            <text:p>93651.2</text:p>
          </table:table-cell>
        </table:table-row>
        <table:table-row table:style-name="ro1">
          <table:table-cell office:value-type="string" calcext:value-type="string">
            <text:p>1997T3</text:p>
          </table:table-cell>
          <table:table-cell office:value-type="float" office:value="92428.8" calcext:value-type="float">
            <text:p>92428.8</text:p>
          </table:table-cell>
        </table:table-row>
        <table:table-row table:style-name="ro1">
          <table:table-cell office:value-type="string" calcext:value-type="string">
            <text:p>1997T2</text:p>
          </table:table-cell>
          <table:table-cell office:value-type="float" office:value="91048" calcext:value-type="float">
            <text:p>91048</text:p>
          </table:table-cell>
        </table:table-row>
        <table:table-row table:style-name="ro1">
          <table:table-cell office:value-type="string" calcext:value-type="string">
            <text:p>1997T1</text:p>
          </table:table-cell>
          <table:table-cell office:value-type="float" office:value="89206.1" calcext:value-type="float">
            <text:p>89206.1</text:p>
          </table:table-cell>
        </table:table-row>
        <table:table-row table:style-name="ro1">
          <table:table-cell office:value-type="string" calcext:value-type="string">
            <text:p>1996T4</text:p>
          </table:table-cell>
          <table:table-cell office:value-type="float" office:value="89072.4" calcext:value-type="float">
            <text:p>89072.4</text:p>
          </table:table-cell>
        </table:table-row>
        <table:table-row table:style-name="ro1">
          <table:table-cell office:value-type="string" calcext:value-type="string">
            <text:p>1996T3</text:p>
          </table:table-cell>
          <table:table-cell office:value-type="float" office:value="88838.2" calcext:value-type="float">
            <text:p>88838.2</text:p>
          </table:table-cell>
        </table:table-row>
        <table:table-row table:style-name="ro1">
          <table:table-cell office:value-type="string" calcext:value-type="string">
            <text:p>1996T2</text:p>
          </table:table-cell>
          <table:table-cell office:value-type="float" office:value="88778.6" calcext:value-type="float">
            <text:p>88778.6</text:p>
          </table:table-cell>
        </table:table-row>
        <table:table-row table:style-name="ro1">
          <table:table-cell office:value-type="string" calcext:value-type="string">
            <text:p>1996T1</text:p>
          </table:table-cell>
          <table:table-cell office:value-type="float" office:value="87965" calcext:value-type="float">
            <text:p>87965</text:p>
          </table:table-cell>
        </table:table-row>
        <table:table-row table:style-name="ro1">
          <table:table-cell office:value-type="string" calcext:value-type="string">
            <text:p>1995T4</text:p>
          </table:table-cell>
          <table:table-cell office:value-type="float" office:value="87474.8" calcext:value-type="float">
            <text:p>87474.8</text:p>
          </table:table-cell>
        </table:table-row>
        <table:table-row table:style-name="ro1">
          <table:table-cell office:value-type="string" calcext:value-type="string">
            <text:p>1995T3</text:p>
          </table:table-cell>
          <table:table-cell office:value-type="float" office:value="86911.4" calcext:value-type="float">
            <text:p>86911.4</text:p>
          </table:table-cell>
        </table:table-row>
        <table:table-row table:style-name="ro1">
          <table:table-cell office:value-type="string" calcext:value-type="string">
            <text:p>1995T2</text:p>
          </table:table-cell>
          <table:table-cell office:value-type="float" office:value="85459.7" calcext:value-type="float">
            <text:p>85459.7</text:p>
          </table:table-cell>
        </table:table-row>
        <table:table-row table:style-name="ro1">
          <table:table-cell office:value-type="string" calcext:value-type="string">
            <text:p>1995T1</text:p>
          </table:table-cell>
          <table:table-cell office:value-type="float" office:value="84318" calcext:value-type="float">
            <text:p>84318</text:p>
          </table:table-cell>
        </table:table-row>
      </table:table>
      <table:table table:name="e2500" table:style-name="ta2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2500 Principaux agrégats: trois approches (prix courants) (en millions EUR) 1995 - 2018</text:p>
          </table:table-cell>
          <table:table-cell/>
        </table:table-row>
        <table:table-row table:style-name="ro1">
          <table:table-cell office:value-type="string" calcext:value-type="string">
            <text:p>Statec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ibellés</text:p>
          </table:table-cell>
          <table:table-cell office:value-type="string" calcext:value-type="string">
            <office:annotation draw:style-name="gr1" draw:text-style-name="P2" svg:width="82.18pt" svg:height="252.03pt" svg:x="144.99pt" svg:y="21.46pt" draw:caption-point-x="-17.29pt" draw:caption-point-y="42.8pt">
              <dc:date>2018-11-11T00:00:00</dc:date>
              <text:p text:style-name="P1">&lt;A&gt;&lt;p&gt;&lt;B&gt;Définitions:&lt;/B&gt;&lt;/A&gt;</text:p>
              <text:p text:style-name="P1">&lt;A href="http://www.statistiques.public.lu/fr/methodologie/definitions/P/PIB/index.html" target=_blank&gt;PIB (produit intérieur brut)&lt;/A&gt;</text:p>
              <text:p text:style-name="P1">&lt;A href="http://www.statistiques.public.lu/fr/methodologie/definitions/P/prixmarche/index.html" target=_blank&gt;Prix du marché&lt;/A&gt;</text:p>
            </office:annotation>
            <text:p>Produit Intérieur Brut au prix du marché (B1*G)</text:p>
          </table:table-cell>
        </table:table-row>
        <table:table-row table:style-name="ro1">
          <table:table-cell office:value-type="string" calcext:value-type="string">
            <text:p>Trimestres</text:p>
          </table:table-cell>
          <table:table-cell/>
        </table:table-row>
        <table:table-row table:style-name="ro1">
          <table:table-cell office:value-type="string" calcext:value-type="string">
            <text:p>2018T2</text:p>
          </table:table-cell>
          <table:table-cell office:value-type="float" office:value="14506.5" calcext:value-type="float">
            <text:p>14506.5</text:p>
          </table:table-cell>
        </table:table-row>
        <table:table-row table:style-name="ro1">
          <table:table-cell office:value-type="string" calcext:value-type="string">
            <text:p>2018T1</text:p>
          </table:table-cell>
          <table:table-cell office:value-type="float" office:value="14189.8" calcext:value-type="float">
            <text:p>14189.8</text:p>
          </table:table-cell>
        </table:table-row>
        <table:table-row table:style-name="ro1">
          <table:table-cell office:value-type="string" calcext:value-type="string">
            <text:p>2017T4</text:p>
          </table:table-cell>
          <table:table-cell office:value-type="float" office:value="14932.2" calcext:value-type="float">
            <text:p>14932.2</text:p>
          </table:table-cell>
        </table:table-row>
        <table:table-row table:style-name="ro1">
          <table:table-cell office:value-type="string" calcext:value-type="string">
            <text:p>2017T3</text:p>
          </table:table-cell>
          <table:table-cell office:value-type="float" office:value="13327.6" calcext:value-type="float">
            <text:p>13327.6</text:p>
          </table:table-cell>
        </table:table-row>
        <table:table-row table:style-name="ro1">
          <table:table-cell office:value-type="string" calcext:value-type="string">
            <text:p>2017T2</text:p>
          </table:table-cell>
          <table:table-cell office:value-type="float" office:value="13636.8" calcext:value-type="float">
            <text:p>13636.8</text:p>
          </table:table-cell>
        </table:table-row>
        <table:table-row table:style-name="ro1">
          <table:table-cell office:value-type="string" calcext:value-type="string">
            <text:p>2017T1</text:p>
          </table:table-cell>
          <table:table-cell office:value-type="float" office:value="13402.7" calcext:value-type="float">
            <text:p>13402.7</text:p>
          </table:table-cell>
        </table:table-row>
        <table:table-row table:style-name="ro1">
          <table:table-cell office:value-type="string" calcext:value-type="string">
            <text:p>2016T4</text:p>
          </table:table-cell>
          <table:table-cell office:value-type="float" office:value="14072.6" calcext:value-type="float">
            <text:p>14072.6</text:p>
          </table:table-cell>
        </table:table-row>
        <table:table-row table:style-name="ro1">
          <table:table-cell office:value-type="string" calcext:value-type="string">
            <text:p>2016T3</text:p>
          </table:table-cell>
          <table:table-cell office:value-type="float" office:value="13058.2" calcext:value-type="float">
            <text:p>13058.2</text:p>
          </table:table-cell>
        </table:table-row>
        <table:table-row table:style-name="ro1">
          <table:table-cell office:value-type="string" calcext:value-type="string">
            <text:p>2016T2</text:p>
          </table:table-cell>
          <table:table-cell office:value-type="float" office:value="13291.5" calcext:value-type="float">
            <text:p>13291.5</text:p>
          </table:table-cell>
        </table:table-row>
        <table:table-row table:style-name="ro1">
          <table:table-cell office:value-type="string" calcext:value-type="string">
            <text:p>2016T1</text:p>
          </table:table-cell>
          <table:table-cell office:value-type="float" office:value="12880.7" calcext:value-type="float">
            <text:p>12880.7</text:p>
          </table:table-cell>
        </table:table-row>
        <table:table-row table:style-name="ro1">
          <table:table-cell office:value-type="string" calcext:value-type="string">
            <text:p>2015T4</text:p>
          </table:table-cell>
          <table:table-cell office:value-type="float" office:value="13837.3" calcext:value-type="float">
            <text:p>13837.3</text:p>
          </table:table-cell>
        </table:table-row>
        <table:table-row table:style-name="ro1">
          <table:table-cell office:value-type="string" calcext:value-type="string">
            <text:p>2015T3</text:p>
          </table:table-cell>
          <table:table-cell office:value-type="float" office:value="12331.9" calcext:value-type="float">
            <text:p>12331.9</text:p>
          </table:table-cell>
        </table:table-row>
        <table:table-row table:style-name="ro1">
          <table:table-cell office:value-type="string" calcext:value-type="string">
            <text:p>2015T2</text:p>
          </table:table-cell>
          <table:table-cell office:value-type="float" office:value="12752.4" calcext:value-type="float">
            <text:p>12752.4</text:p>
          </table:table-cell>
        </table:table-row>
        <table:table-row table:style-name="ro1">
          <table:table-cell office:value-type="string" calcext:value-type="string">
            <text:p>2015T1</text:p>
          </table:table-cell>
          <table:table-cell office:value-type="float" office:value="12658.1" calcext:value-type="float">
            <text:p>12658.1</text:p>
          </table:table-cell>
        </table:table-row>
        <table:table-row table:style-name="ro1">
          <table:table-cell office:value-type="string" calcext:value-type="string">
            <text:p>2014T4</text:p>
          </table:table-cell>
          <table:table-cell office:value-type="float" office:value="13583.6" calcext:value-type="float">
            <text:p>13583.6</text:p>
          </table:table-cell>
        </table:table-row>
        <table:table-row table:style-name="ro1">
          <table:table-cell office:value-type="string" calcext:value-type="string">
            <text:p>2014T3</text:p>
          </table:table-cell>
          <table:table-cell office:value-type="float" office:value="12301.1" calcext:value-type="float">
            <text:p>12301.1</text:p>
          </table:table-cell>
        </table:table-row>
        <table:table-row table:style-name="ro1">
          <table:table-cell office:value-type="string" calcext:value-type="string">
            <text:p>2014T2</text:p>
          </table:table-cell>
          <table:table-cell office:value-type="float" office:value="11994.1" calcext:value-type="float">
            <text:p>11994.1</text:p>
          </table:table-cell>
        </table:table-row>
        <table:table-row table:style-name="ro1">
          <table:table-cell office:value-type="string" calcext:value-type="string">
            <text:p>2014T1</text:p>
          </table:table-cell>
          <table:table-cell office:value-type="float" office:value="11945.6" calcext:value-type="float">
            <text:p>11945.6</text:p>
          </table:table-cell>
        </table:table-row>
        <table:table-row table:style-name="ro1">
          <table:table-cell office:value-type="string" calcext:value-type="string">
            <text:p>2013T4</text:p>
          </table:table-cell>
          <table:table-cell office:value-type="float" office:value="12440.9" calcext:value-type="float">
            <text:p>12440.9</text:p>
          </table:table-cell>
        </table:table-row>
        <table:table-row table:style-name="ro1">
          <table:table-cell office:value-type="string" calcext:value-type="string">
            <text:p>2013T3</text:p>
          </table:table-cell>
          <table:table-cell office:value-type="float" office:value="11489.2" calcext:value-type="float">
            <text:p>11489.2</text:p>
          </table:table-cell>
        </table:table-row>
        <table:table-row table:style-name="ro1">
          <table:table-cell office:value-type="string" calcext:value-type="string">
            <text:p>2013T2</text:p>
          </table:table-cell>
          <table:table-cell office:value-type="float" office:value="11606.4" calcext:value-type="float">
            <text:p>11606.4</text:p>
          </table:table-cell>
        </table:table-row>
        <table:table-row table:style-name="ro1">
          <table:table-cell office:value-type="string" calcext:value-type="string">
            <text:p>2013T1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1">
          <table:table-cell office:value-type="string" calcext:value-type="string">
            <text:p>2012T4</text:p>
          </table:table-cell>
          <table:table-cell office:value-type="float" office:value="11724.2" calcext:value-type="float">
            <text:p>11724.2</text:p>
          </table:table-cell>
        </table:table-row>
        <table:table-row table:style-name="ro1">
          <table:table-cell office:value-type="string" calcext:value-type="string">
            <text:p>2012T3</text:p>
          </table:table-cell>
          <table:table-cell office:value-type="float" office:value="10676.6" calcext:value-type="float">
            <text:p>10676.6</text:p>
          </table:table-cell>
        </table:table-row>
        <table:table-row table:style-name="ro1">
          <table:table-cell office:value-type="string" calcext:value-type="string">
            <text:p>2012T2</text:p>
          </table:table-cell>
          <table:table-cell office:value-type="float" office:value="11008.3" calcext:value-type="float">
            <text:p>11008.3</text:p>
          </table:table-cell>
        </table:table-row>
        <table:table-row table:style-name="ro1">
          <table:table-cell office:value-type="string" calcext:value-type="string">
            <text:p>2012T1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string" calcext:value-type="string">
            <text:p>2011T4</text:p>
          </table:table-cell>
          <table:table-cell office:value-type="float" office:value="11344.6" calcext:value-type="float">
            <text:p>11344.6</text:p>
          </table:table-cell>
        </table:table-row>
        <table:table-row table:style-name="ro1">
          <table:table-cell office:value-type="string" calcext:value-type="string">
            <text:p>2011T3</text:p>
          </table:table-cell>
          <table:table-cell office:value-type="float" office:value="10551.6" calcext:value-type="float">
            <text:p>10551.6</text:p>
          </table:table-cell>
        </table:table-row>
        <table:table-row table:style-name="ro1">
          <table:table-cell office:value-type="string" calcext:value-type="string">
            <text:p>2011T2</text:p>
          </table:table-cell>
          <table:table-cell office:value-type="float" office:value="10728.3" calcext:value-type="float">
            <text:p>10728.3</text:p>
          </table:table-cell>
        </table:table-row>
        <table:table-row table:style-name="ro1">
          <table:table-cell office:value-type="string" calcext:value-type="string">
            <text:p>2011T1</text:p>
          </table:table-cell>
          <table:table-cell office:value-type="float" office:value="10540.1" calcext:value-type="float">
            <text:p>10540.1</text:p>
          </table:table-cell>
        </table:table-row>
        <table:table-row table:style-name="ro1">
          <table:table-cell office:value-type="string" calcext:value-type="string">
            <text:p>2010T4</text:p>
          </table:table-cell>
          <table:table-cell office:value-type="float" office:value="10828.7" calcext:value-type="float">
            <text:p>10828.7</text:p>
          </table:table-cell>
        </table:table-row>
        <table:table-row table:style-name="ro1">
          <table:table-cell office:value-type="string" calcext:value-type="string">
            <text:p>2010T3</text:p>
          </table:table-cell>
          <table:table-cell office:value-type="float" office:value="9869.2" calcext:value-type="float">
            <text:p>9869.2</text:p>
          </table:table-cell>
        </table:table-row>
        <table:table-row table:style-name="ro1">
          <table:table-cell office:value-type="string" calcext:value-type="string">
            <text:p>2010T2</text:p>
          </table:table-cell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string" calcext:value-type="string">
            <text:p>2010T1</text:p>
          </table:table-cell>
          <table:table-cell office:value-type="float" office:value="9413.8" calcext:value-type="float">
            <text:p>9413.8</text:p>
          </table:table-cell>
        </table:table-row>
        <table:table-row table:style-name="ro1">
          <table:table-cell office:value-type="string" calcext:value-type="string">
            <text:p>2009T4</text:p>
          </table:table-cell>
          <table:table-cell office:value-type="float" office:value="9899.6" calcext:value-type="float">
            <text:p>9899.6</text:p>
          </table:table-cell>
        </table:table-row>
        <table:table-row table:style-name="ro1">
          <table:table-cell office:value-type="string" calcext:value-type="string">
            <text:p>2009T3</text:p>
          </table:table-cell>
          <table:table-cell office:value-type="float" office:value="8991.3" calcext:value-type="float">
            <text:p>8991.3</text:p>
          </table:table-cell>
        </table:table-row>
        <table:table-row table:style-name="ro1">
          <table:table-cell office:value-type="string" calcext:value-type="string">
            <text:p>2009T2</text:p>
          </table:table-cell>
          <table:table-cell office:value-type="float" office:value="9077" calcext:value-type="float">
            <text:p>9077</text:p>
          </table:table-cell>
        </table:table-row>
        <table:table-row table:style-name="ro1">
          <table:table-cell office:value-type="string" calcext:value-type="string">
            <text:p>2009T1</text:p>
          </table:table-cell>
          <table:table-cell office:value-type="float" office:value="9008.7" calcext:value-type="float">
            <text:p>9008.7</text:p>
          </table:table-cell>
        </table:table-row>
        <table:table-row table:style-name="ro1">
          <table:table-cell office:value-type="string" calcext:value-type="string">
            <text:p>2008T4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string" calcext:value-type="string">
            <text:p>2008T3</text:p>
          </table:table-cell>
          <table:table-cell office:value-type="float" office:value="9371.5" calcext:value-type="float">
            <text:p>9371.5</text:p>
          </table:table-cell>
        </table:table-row>
        <table:table-row table:style-name="ro1">
          <table:table-cell office:value-type="string" calcext:value-type="string">
            <text:p>2008T2</text:p>
          </table:table-cell>
          <table:table-cell office:value-type="float" office:value="9666.2" calcext:value-type="float">
            <text:p>9666.2</text:p>
          </table:table-cell>
        </table:table-row>
        <table:table-row table:style-name="ro1">
          <table:table-cell office:value-type="string" calcext:value-type="string">
            <text:p>2008T1</text:p>
          </table:table-cell>
          <table:table-cell office:value-type="float" office:value="9495.9" calcext:value-type="float">
            <text:p>9495.9</text:p>
          </table:table-cell>
        </table:table-row>
        <table:table-row table:style-name="ro1">
          <table:table-cell office:value-type="string" calcext:value-type="string">
            <text:p>2007T4</text:p>
          </table:table-cell>
          <table:table-cell office:value-type="float" office:value="9838.1" calcext:value-type="float">
            <text:p>9838.1</text:p>
          </table:table-cell>
        </table:table-row>
        <table:table-row table:style-name="ro1">
          <table:table-cell office:value-type="string" calcext:value-type="string">
            <text:p>2007T3</text:p>
          </table:table-cell>
          <table:table-cell office:value-type="float" office:value="9110.8" calcext:value-type="float">
            <text:p>9110.8</text:p>
          </table:table-cell>
        </table:table-row>
        <table:table-row table:style-name="ro1">
          <table:table-cell office:value-type="string" calcext:value-type="string">
            <text:p>2007T2</text:p>
          </table:table-cell>
          <table:table-cell office:value-type="float" office:value="9388.6" calcext:value-type="float">
            <text:p>9388.6</text:p>
          </table:table-cell>
        </table:table-row>
        <table:table-row table:style-name="ro1">
          <table:table-cell office:value-type="string" calcext:value-type="string">
            <text:p>2007T1</text:p>
          </table:table-cell>
          <table:table-cell office:value-type="float" office:value="8841.4" calcext:value-type="float">
            <text:p>8841.4</text:p>
          </table:table-cell>
        </table:table-row>
        <table:table-row table:style-name="ro1">
          <table:table-cell office:value-type="string" calcext:value-type="string">
            <text:p>2006T4</text:p>
          </table:table-cell>
          <table:table-cell office:value-type="float" office:value="9033.9" calcext:value-type="float">
            <text:p>9033.9</text:p>
          </table:table-cell>
        </table:table-row>
        <table:table-row table:style-name="ro1">
          <table:table-cell office:value-type="string" calcext:value-type="string">
            <text:p>2006T3</text:p>
          </table:table-cell>
          <table:table-cell office:value-type="float" office:value="8213.5" calcext:value-type="float">
            <text:p>8213.5</text:p>
          </table:table-cell>
        </table:table-row>
        <table:table-row table:style-name="ro1">
          <table:table-cell office:value-type="string" calcext:value-type="string">
            <text:p>2006T2</text:p>
          </table:table-cell>
          <table:table-cell office:value-type="float" office:value="8385.9" calcext:value-type="float">
            <text:p>8385.9</text:p>
          </table:table-cell>
        </table:table-row>
        <table:table-row table:style-name="ro1">
          <table:table-cell office:value-type="string" calcext:value-type="string">
            <text:p>2006T1</text:p>
          </table:table-cell>
          <table:table-cell office:value-type="float" office:value="8175.2" calcext:value-type="float">
            <text:p>8175.2</text:p>
          </table:table-cell>
        </table:table-row>
        <table:table-row table:style-name="ro1">
          <table:table-cell office:value-type="string" calcext:value-type="string">
            <text:p>2005T4</text:p>
          </table:table-cell>
          <table:table-cell office:value-type="float" office:value="8110.7" calcext:value-type="float">
            <text:p>8110.7</text:p>
          </table:table-cell>
        </table:table-row>
        <table:table-row table:style-name="ro1">
          <table:table-cell office:value-type="string" calcext:value-type="string">
            <text:p>2005T3</text:p>
          </table:table-cell>
          <table:table-cell office:value-type="float" office:value="7451.9" calcext:value-type="float">
            <text:p>7451.9</text:p>
          </table:table-cell>
        </table:table-row>
        <table:table-row table:style-name="ro1">
          <table:table-cell office:value-type="string" calcext:value-type="string">
            <text:p>2005T2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string" calcext:value-type="string">
            <text:p>2005T1</text:p>
          </table:table-cell>
          <table:table-cell office:value-type="float" office:value="7025.3" calcext:value-type="float">
            <text:p>7025.3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float" office:value="7416.9" calcext:value-type="float">
            <text:p>7416.9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float" office:value="6863.1" calcext:value-type="float">
            <text:p>6863.1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float" office:value="6965.4" calcext:value-type="float">
            <text:p>6965.4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float" office:value="6690.2" calcext:value-type="float">
            <text:p>6690.2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float" office:value="7075.8" calcext:value-type="float">
            <text:p>7075.8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float" office:value="6331.4" calcext:value-type="float">
            <text:p>6331.4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float" office:value="6552.1" calcext:value-type="float">
            <text:p>6552.1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float" office:value="6228.5" calcext:value-type="float">
            <text:p>6228.5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float" office:value="6424.7" calcext:value-type="float">
            <text:p>6424.7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float" office:value="6074.2" calcext:value-type="float">
            <text:p>6074.2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float" office:value="6432.7" calcext:value-type="float">
            <text:p>6432.7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float" office:value="6163.1" calcext:value-type="float">
            <text:p>6163.1</text:p>
          </table:table-cell>
        </table:table-row>
        <table:table-row table:style-name="ro1">
          <table:table-cell office:value-type="string" calcext:value-type="string">
            <text:p>2001T4</text:p>
          </table:table-cell>
          <table:table-cell office:value-type="float" office:value="6383.7" calcext:value-type="float">
            <text:p>6383.7</text:p>
          </table:table-cell>
        </table:table-row>
        <table:table-row table:style-name="ro1">
          <table:table-cell office:value-type="string" calcext:value-type="string">
            <text:p>2001T3</text:p>
          </table:table-cell>
          <table:table-cell office:value-type="float" office:value="5734.4" calcext:value-type="float">
            <text:p>5734.4</text:p>
          </table:table-cell>
        </table:table-row>
        <table:table-row table:style-name="ro1">
          <table:table-cell office:value-type="string" calcext:value-type="string">
            <text:p>2001T2</text:p>
          </table:table-cell>
          <table:table-cell office:value-type="float" office:value="5845.8" calcext:value-type="float">
            <text:p>5845.8</text:p>
          </table:table-cell>
        </table:table-row>
        <table:table-row table:style-name="ro1">
          <table:table-cell office:value-type="string" calcext:value-type="string">
            <text:p>2001T1</text:p>
          </table:table-cell>
          <table:table-cell office:value-type="float" office:value="5808.1" calcext:value-type="float">
            <text:p>5808.1</text:p>
          </table:table-cell>
        </table:table-row>
        <table:table-row table:style-name="ro1">
          <table:table-cell office:value-type="string" calcext:value-type="string">
            <text:p>2000T4</text:p>
          </table:table-cell>
          <table:table-cell office:value-type="float" office:value="6014.7" calcext:value-type="float">
            <text:p>6014.7</text:p>
          </table:table-cell>
        </table:table-row>
        <table:table-row table:style-name="ro1">
          <table:table-cell office:value-type="string" calcext:value-type="string">
            <text:p>2000T3</text:p>
          </table:table-cell>
          <table:table-cell office:value-type="float" office:value="5688.5" calcext:value-type="float">
            <text:p>5688.5</text:p>
          </table:table-cell>
        </table:table-row>
        <table:table-row table:style-name="ro1">
          <table:table-cell office:value-type="string" calcext:value-type="string">
            <text:p>2000T2</text:p>
          </table:table-cell>
          <table:table-cell office:value-type="float" office:value="5729.5" calcext:value-type="float">
            <text:p>5729.5</text:p>
          </table:table-cell>
        </table:table-row>
        <table:table-row table:style-name="ro1">
          <table:table-cell office:value-type="string" calcext:value-type="string">
            <text:p>2000T1</text:p>
          </table:table-cell>
          <table:table-cell office:value-type="float" office:value="5646.8" calcext:value-type="float">
            <text:p>5646.8</text:p>
          </table:table-cell>
        </table:table-row>
        <table:table-row table:style-name="ro1">
          <table:table-cell office:value-type="string" calcext:value-type="string">
            <text:p>1999T4</text:p>
          </table:table-cell>
          <table:table-cell office:value-type="float" office:value="5637.3" calcext:value-type="float">
            <text:p>5637.3</text:p>
          </table:table-cell>
        </table:table-row>
        <table:table-row table:style-name="ro1">
          <table:table-cell office:value-type="string" calcext:value-type="string">
            <text:p>1999T3</text:p>
          </table:table-cell>
          <table:table-cell office:value-type="float" office:value="5179.1" calcext:value-type="float">
            <text:p>5179.1</text:p>
          </table:table-cell>
        </table:table-row>
        <table:table-row table:style-name="ro1">
          <table:table-cell office:value-type="string" calcext:value-type="string">
            <text:p>1999T2</text:p>
          </table:table-cell>
          <table:table-cell office:value-type="float" office:value="5181.8" calcext:value-type="float">
            <text:p>5181.8</text:p>
          </table:table-cell>
        </table:table-row>
        <table:table-row table:style-name="ro1">
          <table:table-cell office:value-type="string" calcext:value-type="string">
            <text:p>1999T1</text:p>
          </table:table-cell>
          <table:table-cell office:value-type="float" office:value="4872.5" calcext:value-type="float">
            <text:p>4872.5</text:p>
          </table:table-cell>
        </table:table-row>
        <table:table-row table:style-name="ro1">
          <table:table-cell office:value-type="string" calcext:value-type="string">
            <text:p>1998T4</text:p>
          </table:table-cell>
          <table:table-cell office:value-type="float" office:value="4756.4" calcext:value-type="float">
            <text:p>4756.4</text:p>
          </table:table-cell>
        </table:table-row>
        <table:table-row table:style-name="ro1">
          <table:table-cell office:value-type="string" calcext:value-type="string">
            <text:p>1998T3</text:p>
          </table:table-cell>
          <table:table-cell office:value-type="float" office:value="4477.2" calcext:value-type="float">
            <text:p>4477.2</text:p>
          </table:table-cell>
        </table:table-row>
        <table:table-row table:style-name="ro1">
          <table:table-cell office:value-type="string" calcext:value-type="string">
            <text:p>1998T2</text:p>
          </table:table-cell>
          <table:table-cell office:value-type="float" office:value="4586.1" calcext:value-type="float">
            <text:p>4586.1</text:p>
          </table:table-cell>
        </table:table-row>
        <table:table-row table:style-name="ro1">
          <table:table-cell office:value-type="string" calcext:value-type="string">
            <text:p>1998T1</text:p>
          </table:table-cell>
          <table:table-cell office:value-type="float" office:value="4364.5" calcext:value-type="float">
            <text:p>4364.5</text:p>
          </table:table-cell>
        </table:table-row>
        <table:table-row table:style-name="ro1">
          <table:table-cell office:value-type="string" calcext:value-type="string">
            <text:p>1997T4</text:p>
          </table:table-cell>
          <table:table-cell office:value-type="float" office:value="4536.5" calcext:value-type="float">
            <text:p>4536.5</text:p>
          </table:table-cell>
        </table:table-row>
        <table:table-row table:style-name="ro1">
          <table:table-cell office:value-type="string" calcext:value-type="string">
            <text:p>1997T3</text:p>
          </table:table-cell>
          <table:table-cell office:value-type="float" office:value="4339.1" calcext:value-type="float">
            <text:p>4339.1</text:p>
          </table:table-cell>
        </table:table-row>
        <table:table-row table:style-name="ro1">
          <table:table-cell office:value-type="string" calcext:value-type="string">
            <text:p>1997T2</text:p>
          </table:table-cell>
          <table:table-cell office:value-type="float" office:value="4400.7" calcext:value-type="float">
            <text:p>4400.7</text:p>
          </table:table-cell>
        </table:table-row>
        <table:table-row table:style-name="ro1">
          <table:table-cell office:value-type="string" calcext:value-type="string">
            <text:p>1997T1</text:p>
          </table:table-cell>
          <table:table-cell office:value-type="float" office:value="4221.9" calcext:value-type="float">
            <text:p>4221.9</text:p>
          </table:table-cell>
        </table:table-row>
        <table:table-row table:style-name="ro1">
          <table:table-cell office:value-type="string" calcext:value-type="string">
            <text:p>1996T4</text:p>
          </table:table-cell>
          <table:table-cell office:value-type="float" office:value="4221.1" calcext:value-type="float">
            <text:p>4221.1</text:p>
          </table:table-cell>
        </table:table-row>
        <table:table-row table:style-name="ro1">
          <table:table-cell office:value-type="string" calcext:value-type="string">
            <text:p>1996T3</text:p>
          </table:table-cell>
          <table:table-cell office:value-type="float" office:value="4164.5" calcext:value-type="float">
            <text:p>4164.5</text:p>
          </table:table-cell>
        </table:table-row>
        <table:table-row table:style-name="ro1">
          <table:table-cell office:value-type="string" calcext:value-type="string">
            <text:p>1996T2</text:p>
          </table:table-cell>
          <table:table-cell office:value-type="float" office:value="4204.8" calcext:value-type="float">
            <text:p>4204.8</text:p>
          </table:table-cell>
        </table:table-row>
        <table:table-row table:style-name="ro1">
          <table:table-cell office:value-type="string" calcext:value-type="string">
            <text:p>1996T1</text:p>
          </table:table-cell>
          <table:table-cell office:value-type="float" office:value="4123.2" calcext:value-type="float">
            <text:p>4123.2</text:p>
          </table:table-cell>
        </table:table-row>
        <table:table-row table:style-name="ro1">
          <table:table-cell office:value-type="string" calcext:value-type="string">
            <text:p>1995T4</text:p>
          </table:table-cell>
          <table:table-cell office:value-type="float" office:value="4211.7" calcext:value-type="float">
            <text:p>4211.7</text:p>
          </table:table-cell>
        </table:table-row>
        <table:table-row table:style-name="ro1">
          <table:table-cell office:value-type="string" calcext:value-type="string">
            <text:p>1995T3</text:p>
          </table:table-cell>
          <table:table-cell office:value-type="float" office:value="3837.8" calcext:value-type="float">
            <text:p>3837.8</text:p>
          </table:table-cell>
        </table:table-row>
        <table:table-row table:style-name="ro1">
          <table:table-cell office:value-type="string" calcext:value-type="string">
            <text:p>1995T2</text:p>
          </table:table-cell>
          <table:table-cell office:value-type="float" office:value="3939.9" calcext:value-type="float">
            <text:p>3939.9</text:p>
          </table:table-cell>
        </table:table-row>
        <table:table-row table:style-name="ro1">
          <table:table-cell office:value-type="string" calcext:value-type="string">
            <text:p>1995T1</text:p>
          </table:table-cell>
          <table:table-cell office:value-type="float" office:value="3787.3" calcext:value-type="float">
            <text:p>3787.3</text:p>
          </table:table-cell>
        </table:table-row>
      </table:table>
      <table:table table:name="data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arter</text:p>
          </table:table-cell>
          <table:table-cell office:value-type="string" calcext:value-type="string">
            <text:p>e2607</text:p>
          </table:table-cell>
          <table:table-cell office:value-type="string" calcext:value-type="string">
            <text:p>e2500</text:p>
          </table:table-cell>
        </table:table-row>
        <table:table-row table:style-name="ro1">
          <table:table-cell office:value-type="string" calcext:value-type="string">
            <text:p>1995T1</text:p>
          </table:table-cell>
          <table:table-cell office:value-type="float" office:value="84318" calcext:value-type="float">
            <text:p>84318</text:p>
          </table:table-cell>
          <table:table-cell office:value-type="float" office:value="3787.3" calcext:value-type="float">
            <text:p>3787.3</text:p>
          </table:table-cell>
        </table:table-row>
        <table:table-row table:style-name="ro1">
          <table:table-cell office:value-type="string" calcext:value-type="string">
            <text:p>1995T2</text:p>
          </table:table-cell>
          <table:table-cell office:value-type="float" office:value="85459.7" calcext:value-type="float">
            <text:p>85459.7</text:p>
          </table:table-cell>
          <table:table-cell office:value-type="float" office:value="3939.9" calcext:value-type="float">
            <text:p>3939.9</text:p>
          </table:table-cell>
        </table:table-row>
        <table:table-row table:style-name="ro1">
          <table:table-cell office:value-type="string" calcext:value-type="string">
            <text:p>1995T3</text:p>
          </table:table-cell>
          <table:table-cell office:value-type="float" office:value="86911.4" calcext:value-type="float">
            <text:p>86911.4</text:p>
          </table:table-cell>
          <table:table-cell office:value-type="float" office:value="3837.8" calcext:value-type="float">
            <text:p>3837.8</text:p>
          </table:table-cell>
        </table:table-row>
        <table:table-row table:style-name="ro1">
          <table:table-cell office:value-type="string" calcext:value-type="string">
            <text:p>1995T4</text:p>
          </table:table-cell>
          <table:table-cell office:value-type="float" office:value="87474.8" calcext:value-type="float">
            <text:p>87474.8</text:p>
          </table:table-cell>
          <table:table-cell office:value-type="float" office:value="4211.7" calcext:value-type="float">
            <text:p>4211.7</text:p>
          </table:table-cell>
        </table:table-row>
        <table:table-row table:style-name="ro1">
          <table:table-cell office:value-type="string" calcext:value-type="string">
            <text:p>1996T1</text:p>
          </table:table-cell>
          <table:table-cell office:value-type="float" office:value="87965" calcext:value-type="float">
            <text:p>87965</text:p>
          </table:table-cell>
          <table:table-cell office:value-type="float" office:value="4123.2" calcext:value-type="float">
            <text:p>4123.2</text:p>
          </table:table-cell>
        </table:table-row>
        <table:table-row table:style-name="ro1">
          <table:table-cell office:value-type="string" calcext:value-type="string">
            <text:p>1996T2</text:p>
          </table:table-cell>
          <table:table-cell office:value-type="float" office:value="88778.6" calcext:value-type="float">
            <text:p>88778.6</text:p>
          </table:table-cell>
          <table:table-cell office:value-type="float" office:value="4204.8" calcext:value-type="float">
            <text:p>4204.8</text:p>
          </table:table-cell>
        </table:table-row>
        <table:table-row table:style-name="ro1">
          <table:table-cell office:value-type="string" calcext:value-type="string">
            <text:p>1996T3</text:p>
          </table:table-cell>
          <table:table-cell office:value-type="float" office:value="88838.2" calcext:value-type="float">
            <text:p>88838.2</text:p>
          </table:table-cell>
          <table:table-cell office:value-type="float" office:value="4164.5" calcext:value-type="float">
            <text:p>4164.5</text:p>
          </table:table-cell>
        </table:table-row>
        <table:table-row table:style-name="ro1">
          <table:table-cell office:value-type="string" calcext:value-type="string">
            <text:p>1996T4</text:p>
          </table:table-cell>
          <table:table-cell office:value-type="float" office:value="89072.4" calcext:value-type="float">
            <text:p>89072.4</text:p>
          </table:table-cell>
          <table:table-cell office:value-type="float" office:value="4221.1" calcext:value-type="float">
            <text:p>4221.1</text:p>
          </table:table-cell>
        </table:table-row>
        <table:table-row table:style-name="ro1">
          <table:table-cell office:value-type="string" calcext:value-type="string">
            <text:p>1997T1</text:p>
          </table:table-cell>
          <table:table-cell office:value-type="float" office:value="89206.1" calcext:value-type="float">
            <text:p>89206.1</text:p>
          </table:table-cell>
          <table:table-cell office:value-type="float" office:value="4221.9" calcext:value-type="float">
            <text:p>4221.9</text:p>
          </table:table-cell>
        </table:table-row>
        <table:table-row table:style-name="ro1">
          <table:table-cell office:value-type="string" calcext:value-type="string">
            <text:p>1997T2</text:p>
          </table:table-cell>
          <table:table-cell office:value-type="float" office:value="91048" calcext:value-type="float">
            <text:p>91048</text:p>
          </table:table-cell>
          <table:table-cell office:value-type="float" office:value="4400.7" calcext:value-type="float">
            <text:p>4400.7</text:p>
          </table:table-cell>
        </table:table-row>
        <table:table-row table:style-name="ro1">
          <table:table-cell office:value-type="string" calcext:value-type="string">
            <text:p>1997T3</text:p>
          </table:table-cell>
          <table:table-cell office:value-type="float" office:value="92428.8" calcext:value-type="float">
            <text:p>92428.8</text:p>
          </table:table-cell>
          <table:table-cell office:value-type="float" office:value="4339.1" calcext:value-type="float">
            <text:p>4339.1</text:p>
          </table:table-cell>
        </table:table-row>
        <table:table-row table:style-name="ro1">
          <table:table-cell office:value-type="string" calcext:value-type="string">
            <text:p>1997T4</text:p>
          </table:table-cell>
          <table:table-cell office:value-type="float" office:value="93651.2" calcext:value-type="float">
            <text:p>93651.2</text:p>
          </table:table-cell>
          <table:table-cell office:value-type="float" office:value="4536.5" calcext:value-type="float">
            <text:p>4536.5</text:p>
          </table:table-cell>
        </table:table-row>
        <table:table-row table:style-name="ro1">
          <table:table-cell office:value-type="string" calcext:value-type="string">
            <text:p>1998T1</text:p>
          </table:table-cell>
          <table:table-cell office:value-type="float" office:value="92799.5" calcext:value-type="float">
            <text:p>92799.5</text:p>
          </table:table-cell>
          <table:table-cell office:value-type="float" office:value="4364.5" calcext:value-type="float">
            <text:p>4364.5</text:p>
          </table:table-cell>
        </table:table-row>
        <table:table-row table:style-name="ro1">
          <table:table-cell office:value-type="string" calcext:value-type="string">
            <text:p>1998T2</text:p>
          </table:table-cell>
          <table:table-cell office:value-type="float" office:value="95024.4" calcext:value-type="float">
            <text:p>95024.4</text:p>
          </table:table-cell>
          <table:table-cell office:value-type="float" office:value="4586.1" calcext:value-type="float">
            <text:p>4586.1</text:p>
          </table:table-cell>
        </table:table-row>
        <table:table-row table:style-name="ro1">
          <table:table-cell office:value-type="string" calcext:value-type="string">
            <text:p>1998T3</text:p>
          </table:table-cell>
          <table:table-cell office:value-type="float" office:value="96089.5" calcext:value-type="float">
            <text:p>96089.5</text:p>
          </table:table-cell>
          <table:table-cell office:value-type="float" office:value="4477.2" calcext:value-type="float">
            <text:p>4477.2</text:p>
          </table:table-cell>
        </table:table-row>
        <table:table-row table:style-name="ro1">
          <table:table-cell office:value-type="string" calcext:value-type="string">
            <text:p>1998T4</text:p>
          </table:table-cell>
          <table:table-cell office:value-type="float" office:value="97350.3" calcext:value-type="float">
            <text:p>97350.3</text:p>
          </table:table-cell>
          <table:table-cell office:value-type="float" office:value="4756.4" calcext:value-type="float">
            <text:p>4756.4</text:p>
          </table:table-cell>
        </table:table-row>
        <table:table-row table:style-name="ro1">
          <table:table-cell office:value-type="string" calcext:value-type="string">
            <text:p>1999T1</text:p>
          </table:table-cell>
          <table:table-cell office:value-type="float" office:value="97146.6" calcext:value-type="float">
            <text:p>97146.6</text:p>
          </table:table-cell>
          <table:table-cell office:value-type="float" office:value="4872.5" calcext:value-type="float">
            <text:p>4872.5</text:p>
          </table:table-cell>
        </table:table-row>
        <table:table-row table:style-name="ro1">
          <table:table-cell office:value-type="string" calcext:value-type="string">
            <text:p>1999T2</text:p>
          </table:table-cell>
          <table:table-cell office:value-type="float" office:value="99265.7" calcext:value-type="float">
            <text:p>99265.7</text:p>
          </table:table-cell>
          <table:table-cell office:value-type="float" office:value="5181.8" calcext:value-type="float">
            <text:p>5181.8</text:p>
          </table:table-cell>
        </table:table-row>
        <table:table-row table:style-name="ro1">
          <table:table-cell office:value-type="string" calcext:value-type="string">
            <text:p>1999T3</text:p>
          </table:table-cell>
          <table:table-cell office:value-type="float" office:value="100549.6" calcext:value-type="float">
            <text:p>100549.6</text:p>
          </table:table-cell>
          <table:table-cell office:value-type="float" office:value="5179.1" calcext:value-type="float">
            <text:p>5179.1</text:p>
          </table:table-cell>
        </table:table-row>
        <table:table-row table:style-name="ro1">
          <table:table-cell office:value-type="string" calcext:value-type="string">
            <text:p>1999T4</text:p>
          </table:table-cell>
          <table:table-cell office:value-type="float" office:value="102187.5" calcext:value-type="float">
            <text:p>102187.5</text:p>
          </table:table-cell>
          <table:table-cell office:value-type="float" office:value="5637.3" calcext:value-type="float">
            <text:p>5637.3</text:p>
          </table:table-cell>
        </table:table-row>
        <table:table-row table:style-name="ro1">
          <table:table-cell office:value-type="string" calcext:value-type="string">
            <text:p>2000T1</text:p>
          </table:table-cell>
          <table:table-cell office:value-type="float" office:value="103156.9" calcext:value-type="float">
            <text:p>103156.9</text:p>
          </table:table-cell>
          <table:table-cell office:value-type="float" office:value="5646.8" calcext:value-type="float">
            <text:p>5646.8</text:p>
          </table:table-cell>
        </table:table-row>
        <table:table-row table:style-name="ro1">
          <table:table-cell office:value-type="string" calcext:value-type="string">
            <text:p>2000T2</text:p>
          </table:table-cell>
          <table:table-cell office:value-type="float" office:value="105124.5" calcext:value-type="float">
            <text:p>105124.5</text:p>
          </table:table-cell>
          <table:table-cell office:value-type="float" office:value="5729.5" calcext:value-type="float">
            <text:p>5729.5</text:p>
          </table:table-cell>
        </table:table-row>
        <table:table-row table:style-name="ro1">
          <table:table-cell office:value-type="string" calcext:value-type="string">
            <text:p>2000T3</text:p>
          </table:table-cell>
          <table:table-cell office:value-type="float" office:value="106339.8" calcext:value-type="float">
            <text:p>106339.8</text:p>
          </table:table-cell>
          <table:table-cell office:value-type="float" office:value="5688.5" calcext:value-type="float">
            <text:p>5688.5</text:p>
          </table:table-cell>
        </table:table-row>
        <table:table-row table:style-name="ro1">
          <table:table-cell office:value-type="string" calcext:value-type="string">
            <text:p>2000T4</text:p>
          </table:table-cell>
          <table:table-cell office:value-type="float" office:value="108443.6" calcext:value-type="float">
            <text:p>108443.6</text:p>
          </table:table-cell>
          <table:table-cell office:value-type="float" office:value="6014.7" calcext:value-type="float">
            <text:p>6014.7</text:p>
          </table:table-cell>
        </table:table-row>
        <table:table-row table:style-name="ro1">
          <table:table-cell office:value-type="string" calcext:value-type="string">
            <text:p>2001T1</text:p>
          </table:table-cell>
          <table:table-cell office:value-type="float" office:value="108685.7" calcext:value-type="float">
            <text:p>108685.7</text:p>
          </table:table-cell>
          <table:table-cell office:value-type="float" office:value="5808.1" calcext:value-type="float">
            <text:p>5808.1</text:p>
          </table:table-cell>
        </table:table-row>
        <table:table-row table:style-name="ro1">
          <table:table-cell office:value-type="string" calcext:value-type="string">
            <text:p>2001T2</text:p>
          </table:table-cell>
          <table:table-cell office:value-type="float" office:value="110349.7" calcext:value-type="float">
            <text:p>110349.7</text:p>
          </table:table-cell>
          <table:table-cell office:value-type="float" office:value="5845.8" calcext:value-type="float">
            <text:p>5845.8</text:p>
          </table:table-cell>
        </table:table-row>
        <table:table-row table:style-name="ro1">
          <table:table-cell office:value-type="string" calcext:value-type="string">
            <text:p>2001T3</text:p>
          </table:table-cell>
          <table:table-cell office:value-type="float" office:value="111232.6" calcext:value-type="float">
            <text:p>111232.6</text:p>
          </table:table-cell>
          <table:table-cell office:value-type="float" office:value="5734.4" calcext:value-type="float">
            <text:p>5734.4</text:p>
          </table:table-cell>
        </table:table-row>
        <table:table-row table:style-name="ro1">
          <table:table-cell office:value-type="string" calcext:value-type="string">
            <text:p>2001T4</text:p>
          </table:table-cell>
          <table:table-cell office:value-type="float" office:value="112353.8" calcext:value-type="float">
            <text:p>112353.8</text:p>
          </table:table-cell>
          <table:table-cell office:value-type="float" office:value="6383.7" calcext:value-type="float">
            <text:p>6383.7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float" office:value="112648.4" calcext:value-type="float">
            <text:p>112648.4</text:p>
          </table:table-cell>
          <table:table-cell office:value-type="float" office:value="6163.1" calcext:value-type="float">
            <text:p>6163.1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float" office:value="113412.7" calcext:value-type="float">
            <text:p>113412.7</text:p>
          </table:table-cell>
          <table:table-cell office:value-type="float" office:value="6432.7" calcext:value-type="float">
            <text:p>6432.7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float" office:value="113528" calcext:value-type="float">
            <text:p>113528</text:p>
          </table:table-cell>
          <table:table-cell office:value-type="float" office:value="6074.2" calcext:value-type="float">
            <text:p>6074.2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float" office:value="114382.5" calcext:value-type="float">
            <text:p>114382.5</text:p>
          </table:table-cell>
          <table:table-cell office:value-type="float" office:value="6424.7" calcext:value-type="float">
            <text:p>6424.7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float" office:value="114479.3" calcext:value-type="float">
            <text:p>114479.3</text:p>
          </table:table-cell>
          <table:table-cell office:value-type="float" office:value="6228.5" calcext:value-type="float">
            <text:p>6228.5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float" office:value="115384.1" calcext:value-type="float">
            <text:p>115384.1</text:p>
          </table:table-cell>
          <table:table-cell office:value-type="float" office:value="6552.1" calcext:value-type="float">
            <text:p>6552.1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float" office:value="115565" calcext:value-type="float">
            <text:p>115565</text:p>
          </table:table-cell>
          <table:table-cell office:value-type="float" office:value="6331.4" calcext:value-type="float">
            <text:p>6331.4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float" office:value="116409.6" calcext:value-type="float">
            <text:p>116409.6</text:p>
          </table:table-cell>
          <table:table-cell office:value-type="float" office:value="7075.8" calcext:value-type="float">
            <text:p>7075.8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float" office:value="116560.2" calcext:value-type="float">
            <text:p>116560.2</text:p>
          </table:table-cell>
          <table:table-cell office:value-type="float" office:value="6690.2" calcext:value-type="float">
            <text:p>6690.2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float" office:value="118068.5" calcext:value-type="float">
            <text:p>118068.5</text:p>
          </table:table-cell>
          <table:table-cell office:value-type="float" office:value="6965.4" calcext:value-type="float">
            <text:p>6965.4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float" office:value="118445.2" calcext:value-type="float">
            <text:p>118445.2</text:p>
          </table:table-cell>
          <table:table-cell office:value-type="float" office:value="6863.1" calcext:value-type="float">
            <text:p>6863.1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float" office:value="119327.3" calcext:value-type="float">
            <text:p>119327.3</text:p>
          </table:table-cell>
          <table:table-cell office:value-type="float" office:value="7416.9" calcext:value-type="float">
            <text:p>7416.9</text:p>
          </table:table-cell>
        </table:table-row>
        <table:table-row table:style-name="ro1">
          <table:table-cell office:value-type="string" calcext:value-type="string">
            <text:p>2005T1</text:p>
          </table:table-cell>
          <table:table-cell office:value-type="float" office:value="117604.7" calcext:value-type="float">
            <text:p>117604.7</text:p>
          </table:table-cell>
          <table:table-cell office:value-type="float" office:value="7025.3" calcext:value-type="float">
            <text:p>7025.3</text:p>
          </table:table-cell>
        </table:table-row>
        <table:table-row table:style-name="ro1">
          <table:table-cell office:value-type="string" calcext:value-type="string">
            <text:p>2005T2</text:p>
          </table:table-cell>
          <table:table-cell office:value-type="float" office:value="118983.4" calcext:value-type="float">
            <text:p>118983.4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string" calcext:value-type="string">
            <text:p>2005T3</text:p>
          </table:table-cell>
          <table:table-cell office:value-type="float" office:value="119587.7" calcext:value-type="float">
            <text:p>119587.7</text:p>
          </table:table-cell>
          <table:table-cell office:value-type="float" office:value="7451.9" calcext:value-type="float">
            <text:p>7451.9</text:p>
          </table:table-cell>
        </table:table-row>
        <table:table-row table:style-name="ro1">
          <table:table-cell office:value-type="string" calcext:value-type="string">
            <text:p>2005T4</text:p>
          </table:table-cell>
          <table:table-cell office:value-type="float" office:value="120694.5" calcext:value-type="float">
            <text:p>120694.5</text:p>
          </table:table-cell>
          <table:table-cell office:value-type="float" office:value="8110.7" calcext:value-type="float">
            <text:p>8110.7</text:p>
          </table:table-cell>
        </table:table-row>
        <table:table-row table:style-name="ro1">
          <table:table-cell office:value-type="string" calcext:value-type="string">
            <text:p>2006T1</text:p>
          </table:table-cell>
          <table:table-cell office:value-type="float" office:value="121926.7" calcext:value-type="float">
            <text:p>121926.7</text:p>
          </table:table-cell>
          <table:table-cell office:value-type="float" office:value="8175.2" calcext:value-type="float">
            <text:p>8175.2</text:p>
          </table:table-cell>
        </table:table-row>
        <table:table-row table:style-name="ro1">
          <table:table-cell office:value-type="string" calcext:value-type="string">
            <text:p>2006T2</text:p>
          </table:table-cell>
          <table:table-cell office:value-type="float" office:value="123722.1" calcext:value-type="float">
            <text:p>123722.1</text:p>
          </table:table-cell>
          <table:table-cell office:value-type="float" office:value="8385.9" calcext:value-type="float">
            <text:p>8385.9</text:p>
          </table:table-cell>
        </table:table-row>
        <table:table-row table:style-name="ro1">
          <table:table-cell office:value-type="string" calcext:value-type="string">
            <text:p>2006T3</text:p>
          </table:table-cell>
          <table:table-cell office:value-type="float" office:value="124440.3" calcext:value-type="float">
            <text:p>124440.3</text:p>
          </table:table-cell>
          <table:table-cell office:value-type="float" office:value="8213.5" calcext:value-type="float">
            <text:p>8213.5</text:p>
          </table:table-cell>
        </table:table-row>
        <table:table-row table:style-name="ro1">
          <table:table-cell office:value-type="string" calcext:value-type="string">
            <text:p>2006T4</text:p>
          </table:table-cell>
          <table:table-cell office:value-type="float" office:value="125831.8" calcext:value-type="float">
            <text:p>125831.8</text:p>
          </table:table-cell>
          <table:table-cell office:value-type="float" office:value="9033.9" calcext:value-type="float">
            <text:p>9033.9</text:p>
          </table:table-cell>
        </table:table-row>
        <table:table-row table:style-name="ro1">
          <table:table-cell office:value-type="string" calcext:value-type="string">
            <text:p>2007T1</text:p>
          </table:table-cell>
          <table:table-cell office:value-type="float" office:value="127971.1" calcext:value-type="float">
            <text:p>127971.1</text:p>
          </table:table-cell>
          <table:table-cell office:value-type="float" office:value="8841.4" calcext:value-type="float">
            <text:p>8841.4</text:p>
          </table:table-cell>
        </table:table-row>
        <table:table-row table:style-name="ro1">
          <table:table-cell office:value-type="string" calcext:value-type="string">
            <text:p>2007T2</text:p>
          </table:table-cell>
          <table:table-cell office:value-type="float" office:value="130070" calcext:value-type="float">
            <text:p>130070</text:p>
          </table:table-cell>
          <table:table-cell office:value-type="float" office:value="9388.6" calcext:value-type="float">
            <text:p>9388.6</text:p>
          </table:table-cell>
        </table:table-row>
        <table:table-row table:style-name="ro1">
          <table:table-cell office:value-type="string" calcext:value-type="string">
            <text:p>2007T3</text:p>
          </table:table-cell>
          <table:table-cell office:value-type="float" office:value="131265.6" calcext:value-type="float">
            <text:p>131265.6</text:p>
          </table:table-cell>
          <table:table-cell office:value-type="float" office:value="9110.8" calcext:value-type="float">
            <text:p>9110.8</text:p>
          </table:table-cell>
        </table:table-row>
        <table:table-row table:style-name="ro1">
          <table:table-cell office:value-type="string" calcext:value-type="string">
            <text:p>2007T4</text:p>
          </table:table-cell>
          <table:table-cell office:value-type="float" office:value="133131.2" calcext:value-type="float">
            <text:p>133131.2</text:p>
          </table:table-cell>
          <table:table-cell office:value-type="float" office:value="9838.1" calcext:value-type="float">
            <text:p>9838.1</text:p>
          </table:table-cell>
        </table:table-row>
        <table:table-row table:style-name="ro1">
          <table:table-cell office:value-type="string" calcext:value-type="string">
            <text:p>2008T1</text:p>
          </table:table-cell>
          <table:table-cell office:value-type="float" office:value="134742.9" calcext:value-type="float">
            <text:p>134742.9</text:p>
          </table:table-cell>
          <table:table-cell office:value-type="float" office:value="9495.9" calcext:value-type="float">
            <text:p>9495.9</text:p>
          </table:table-cell>
        </table:table-row>
        <table:table-row table:style-name="ro1">
          <table:table-cell office:value-type="string" calcext:value-type="string">
            <text:p>2008T2</text:p>
          </table:table-cell>
          <table:table-cell office:value-type="float" office:value="136627.3" calcext:value-type="float">
            <text:p>136627.3</text:p>
          </table:table-cell>
          <table:table-cell office:value-type="float" office:value="9666.2" calcext:value-type="float">
            <text:p>9666.2</text:p>
          </table:table-cell>
        </table:table-row>
        <table:table-row table:style-name="ro1">
          <table:table-cell office:value-type="string" calcext:value-type="string">
            <text:p>2008T3</text:p>
          </table:table-cell>
          <table:table-cell office:value-type="float" office:value="137691.2" calcext:value-type="float">
            <text:p>137691.2</text:p>
          </table:table-cell>
          <table:table-cell office:value-type="float" office:value="9371.5" calcext:value-type="float">
            <text:p>9371.5</text:p>
          </table:table-cell>
        </table:table-row>
        <table:table-row table:style-name="ro1">
          <table:table-cell office:value-type="string" calcext:value-type="string">
            <text:p>2008T4</text:p>
          </table:table-cell>
          <table:table-cell office:value-type="float" office:value="138531.4" calcext:value-type="float">
            <text:p>138531.4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string" calcext:value-type="string">
            <text:p>2009T1</text:p>
          </table:table-cell>
          <table:table-cell office:value-type="float" office:value="133586.7" calcext:value-type="float">
            <text:p>133586.7</text:p>
          </table:table-cell>
          <table:table-cell office:value-type="float" office:value="9008.7" calcext:value-type="float">
            <text:p>9008.7</text:p>
          </table:table-cell>
        </table:table-row>
        <table:table-row table:style-name="ro1">
          <table:table-cell office:value-type="string" calcext:value-type="string">
            <text:p>2009T2</text:p>
          </table:table-cell>
          <table:table-cell office:value-type="float" office:value="133909.5" calcext:value-type="float">
            <text:p>133909.5</text:p>
          </table:table-cell>
          <table:table-cell office:value-type="float" office:value="9077" calcext:value-type="float">
            <text:p>9077</text:p>
          </table:table-cell>
        </table:table-row>
        <table:table-row table:style-name="ro1">
          <table:table-cell office:value-type="string" calcext:value-type="string">
            <text:p>2009T3</text:p>
          </table:table-cell>
          <table:table-cell office:value-type="float" office:value="133626.2" calcext:value-type="float">
            <text:p>133626.2</text:p>
          </table:table-cell>
          <table:table-cell office:value-type="float" office:value="8991.3" calcext:value-type="float">
            <text:p>8991.3</text:p>
          </table:table-cell>
        </table:table-row>
        <table:table-row table:style-name="ro1">
          <table:table-cell office:value-type="string" calcext:value-type="string">
            <text:p>2009T4</text:p>
          </table:table-cell>
          <table:table-cell office:value-type="float" office:value="134373.2" calcext:value-type="float">
            <text:p>134373.2</text:p>
          </table:table-cell>
          <table:table-cell office:value-type="float" office:value="9899.6" calcext:value-type="float">
            <text:p>9899.6</text:p>
          </table:table-cell>
        </table:table-row>
        <table:table-row table:style-name="ro1">
          <table:table-cell office:value-type="string" calcext:value-type="string">
            <text:p>2010T1</text:p>
          </table:table-cell>
          <table:table-cell office:value-type="float" office:value="134762.9" calcext:value-type="float">
            <text:p>134762.9</text:p>
          </table:table-cell>
          <table:table-cell office:value-type="float" office:value="9413.8" calcext:value-type="float">
            <text:p>9413.8</text:p>
          </table:table-cell>
        </table:table-row>
        <table:table-row table:style-name="ro1">
          <table:table-cell office:value-type="string" calcext:value-type="string">
            <text:p>2010T2</text:p>
          </table:table-cell>
          <table:table-cell office:value-type="float" office:value="136259.6" calcext:value-type="float">
            <text:p>136259.6</text:p>
          </table:table-cell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string" calcext:value-type="string">
            <text:p>2010T3</text:p>
          </table:table-cell>
          <table:table-cell office:value-type="float" office:value="136628.8" calcext:value-type="float">
            <text:p>136628.8</text:p>
          </table:table-cell>
          <table:table-cell office:value-type="float" office:value="9869.2" calcext:value-type="float">
            <text:p>9869.2</text:p>
          </table:table-cell>
        </table:table-row>
        <table:table-row table:style-name="ro1">
          <table:table-cell office:value-type="string" calcext:value-type="string">
            <text:p>2010T4</text:p>
          </table:table-cell>
          <table:table-cell office:value-type="float" office:value="137620.6" calcext:value-type="float">
            <text:p>137620.6</text:p>
          </table:table-cell>
          <table:table-cell office:value-type="float" office:value="10828.7" calcext:value-type="float">
            <text:p>10828.7</text:p>
          </table:table-cell>
        </table:table-row>
        <table:table-row table:style-name="ro1">
          <table:table-cell office:value-type="string" calcext:value-type="string">
            <text:p>2011T1</text:p>
          </table:table-cell>
          <table:table-cell office:value-type="float" office:value="138210.9" calcext:value-type="float">
            <text:p>138210.9</text:p>
          </table:table-cell>
          <table:table-cell office:value-type="float" office:value="10540.1" calcext:value-type="float">
            <text:p>10540.1</text:p>
          </table:table-cell>
        </table:table-row>
        <table:table-row table:style-name="ro1">
          <table:table-cell office:value-type="string" calcext:value-type="string">
            <text:p>2011T2</text:p>
          </table:table-cell>
          <table:table-cell office:value-type="float" office:value="140344.5" calcext:value-type="float">
            <text:p>140344.5</text:p>
          </table:table-cell>
          <table:table-cell office:value-type="float" office:value="10728.3" calcext:value-type="float">
            <text:p>10728.3</text:p>
          </table:table-cell>
        </table:table-row>
        <table:table-row table:style-name="ro1">
          <table:table-cell office:value-type="string" calcext:value-type="string">
            <text:p>2011T3</text:p>
          </table:table-cell>
          <table:table-cell office:value-type="float" office:value="140722.8" calcext:value-type="float">
            <text:p>140722.8</text:p>
          </table:table-cell>
          <table:table-cell office:value-type="float" office:value="10551.6" calcext:value-type="float">
            <text:p>10551.6</text:p>
          </table:table-cell>
        </table:table-row>
        <table:table-row table:style-name="ro1">
          <table:table-cell office:value-type="string" calcext:value-type="string">
            <text:p>2011T4</text:p>
          </table:table-cell>
          <table:table-cell office:value-type="float" office:value="141540" calcext:value-type="float">
            <text:p>141540</text:p>
          </table:table-cell>
          <table:table-cell office:value-type="float" office:value="11344.6" calcext:value-type="float">
            <text:p>11344.6</text:p>
          </table:table-cell>
        </table:table-row>
        <table:table-row table:style-name="ro1">
          <table:table-cell office:value-type="string" calcext:value-type="string">
            <text:p>2012T1</text:p>
          </table:table-cell>
          <table:table-cell office:value-type="float" office:value="141578.7" calcext:value-type="float">
            <text:p>141578.7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string" calcext:value-type="string">
            <text:p>2012T2</text:p>
          </table:table-cell>
          <table:table-cell office:value-type="float" office:value="143099.1" calcext:value-type="float">
            <text:p>143099.1</text:p>
          </table:table-cell>
          <table:table-cell office:value-type="float" office:value="11008.3" calcext:value-type="float">
            <text:p>11008.3</text:p>
          </table:table-cell>
        </table:table-row>
        <table:table-row table:style-name="ro1">
          <table:table-cell office:value-type="string" calcext:value-type="string">
            <text:p>2012T3</text:p>
          </table:table-cell>
          <table:table-cell office:value-type="float" office:value="143058.3" calcext:value-type="float">
            <text:p>143058.3</text:p>
          </table:table-cell>
          <table:table-cell office:value-type="float" office:value="10676.6" calcext:value-type="float">
            <text:p>10676.6</text:p>
          </table:table-cell>
        </table:table-row>
        <table:table-row table:style-name="ro1">
          <table:table-cell office:value-type="string" calcext:value-type="string">
            <text:p>2012T4</text:p>
          </table:table-cell>
          <table:table-cell office:value-type="float" office:value="144039.8" calcext:value-type="float">
            <text:p>144039.8</text:p>
          </table:table-cell>
          <table:table-cell office:value-type="float" office:value="11724.2" calcext:value-type="float">
            <text:p>11724.2</text:p>
          </table:table-cell>
        </table:table-row>
        <table:table-row table:style-name="ro1">
          <table:table-cell office:value-type="string" calcext:value-type="string">
            <text:p>2013T1</text:p>
          </table:table-cell>
          <table:table-cell office:value-type="float" office:value="143554.3" calcext:value-type="float">
            <text:p>143554.3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1">
          <table:table-cell office:value-type="string" calcext:value-type="string">
            <text:p>2013T2</text:p>
          </table:table-cell>
          <table:table-cell office:value-type="float" office:value="145130" calcext:value-type="float">
            <text:p>145130</text:p>
          </table:table-cell>
          <table:table-cell office:value-type="float" office:value="11606.4" calcext:value-type="float">
            <text:p>11606.4</text:p>
          </table:table-cell>
        </table:table-row>
        <table:table-row table:style-name="ro1">
          <table:table-cell office:value-type="string" calcext:value-type="string">
            <text:p>2013T3</text:p>
          </table:table-cell>
          <table:table-cell office:value-type="float" office:value="145152.2" calcext:value-type="float">
            <text:p>145152.2</text:p>
          </table:table-cell>
          <table:table-cell office:value-type="float" office:value="11489.2" calcext:value-type="float">
            <text:p>11489.2</text:p>
          </table:table-cell>
        </table:table-row>
        <table:table-row table:style-name="ro1">
          <table:table-cell office:value-type="string" calcext:value-type="string">
            <text:p>2013T4</text:p>
          </table:table-cell>
          <table:table-cell office:value-type="float" office:value="146303" calcext:value-type="float">
            <text:p>146303</text:p>
          </table:table-cell>
          <table:table-cell office:value-type="float" office:value="12440.9" calcext:value-type="float">
            <text:p>12440.9</text:p>
          </table:table-cell>
        </table:table-row>
        <table:table-row table:style-name="ro1">
          <table:table-cell office:value-type="string" calcext:value-type="string">
            <text:p>2014T1</text:p>
          </table:table-cell>
          <table:table-cell office:value-type="float" office:value="147508.9" calcext:value-type="float">
            <text:p>147508.9</text:p>
          </table:table-cell>
          <table:table-cell office:value-type="float" office:value="11945.6" calcext:value-type="float">
            <text:p>11945.6</text:p>
          </table:table-cell>
        </table:table-row>
        <table:table-row table:style-name="ro1">
          <table:table-cell office:value-type="string" calcext:value-type="string">
            <text:p>2014T2</text:p>
          </table:table-cell>
          <table:table-cell office:value-type="float" office:value="149127.6" calcext:value-type="float">
            <text:p>149127.6</text:p>
          </table:table-cell>
          <table:table-cell office:value-type="float" office:value="11994.1" calcext:value-type="float">
            <text:p>11994.1</text:p>
          </table:table-cell>
        </table:table-row>
        <table:table-row table:style-name="ro1">
          <table:table-cell office:value-type="string" calcext:value-type="string">
            <text:p>2014T3</text:p>
          </table:table-cell>
          <table:table-cell office:value-type="float" office:value="149224" calcext:value-type="float">
            <text:p>149224</text:p>
          </table:table-cell>
          <table:table-cell office:value-type="float" office:value="12301.1" calcext:value-type="float">
            <text:p>12301.1</text:p>
          </table:table-cell>
        </table:table-row>
        <table:table-row table:style-name="ro1">
          <table:table-cell office:value-type="string" calcext:value-type="string">
            <text:p>2014T4</text:p>
          </table:table-cell>
          <table:table-cell office:value-type="float" office:value="150502" calcext:value-type="float">
            <text:p>150502</text:p>
          </table:table-cell>
          <table:table-cell office:value-type="float" office:value="13583.6" calcext:value-type="float">
            <text:p>13583.6</text:p>
          </table:table-cell>
        </table:table-row>
        <table:table-row table:style-name="ro1">
          <table:table-cell office:value-type="string" calcext:value-type="string">
            <text:p>2015T1</text:p>
          </table:table-cell>
          <table:table-cell office:value-type="float" office:value="151792.5" calcext:value-type="float">
            <text:p>151792.5</text:p>
          </table:table-cell>
          <table:table-cell office:value-type="float" office:value="12658.1" calcext:value-type="float">
            <text:p>12658.1</text:p>
          </table:table-cell>
        </table:table-row>
        <table:table-row table:style-name="ro1">
          <table:table-cell office:value-type="string" calcext:value-type="string">
            <text:p>2015T2</text:p>
          </table:table-cell>
          <table:table-cell office:value-type="float" office:value="153711.6" calcext:value-type="float">
            <text:p>153711.6</text:p>
          </table:table-cell>
          <table:table-cell office:value-type="float" office:value="12752.4" calcext:value-type="float">
            <text:p>12752.4</text:p>
          </table:table-cell>
        </table:table-row>
        <table:table-row table:style-name="ro1">
          <table:table-cell office:value-type="string" calcext:value-type="string">
            <text:p>2015T3</text:p>
          </table:table-cell>
          <table:table-cell office:value-type="float" office:value="153858.5" calcext:value-type="float">
            <text:p>153858.5</text:p>
          </table:table-cell>
          <table:table-cell office:value-type="float" office:value="12331.9" calcext:value-type="float">
            <text:p>12331.9</text:p>
          </table:table-cell>
        </table:table-row>
        <table:table-row table:style-name="ro1">
          <table:table-cell office:value-type="string" calcext:value-type="string">
            <text:p>2015T4</text:p>
          </table:table-cell>
          <table:table-cell office:value-type="float" office:value="155438.3" calcext:value-type="float">
            <text:p>155438.3</text:p>
          </table:table-cell>
          <table:table-cell office:value-type="float" office:value="13837.3" calcext:value-type="float">
            <text:p>13837.3</text:p>
          </table:table-cell>
        </table:table-row>
        <table:table-row table:style-name="ro1">
          <table:table-cell office:value-type="string" calcext:value-type="string">
            <text:p>2016T1</text:p>
          </table:table-cell>
          <table:table-cell office:value-type="float" office:value="156154.4" calcext:value-type="float">
            <text:p>156154.4</text:p>
          </table:table-cell>
          <table:table-cell office:value-type="float" office:value="12880.7" calcext:value-type="float">
            <text:p>12880.7</text:p>
          </table:table-cell>
        </table:table-row>
        <table:table-row table:style-name="ro1">
          <table:table-cell office:value-type="string" calcext:value-type="string">
            <text:p>2016T2</text:p>
          </table:table-cell>
          <table:table-cell office:value-type="float" office:value="158148.3" calcext:value-type="float">
            <text:p>158148.3</text:p>
          </table:table-cell>
          <table:table-cell office:value-type="float" office:value="13291.5" calcext:value-type="float">
            <text:p>13291.5</text:p>
          </table:table-cell>
        </table:table-row>
        <table:table-row table:style-name="ro1">
          <table:table-cell office:value-type="string" calcext:value-type="string">
            <text:p>2016T3</text:p>
          </table:table-cell>
          <table:table-cell office:value-type="float" office:value="158427.6" calcext:value-type="float">
            <text:p>158427.6</text:p>
          </table:table-cell>
          <table:table-cell office:value-type="float" office:value="13058.2" calcext:value-type="float">
            <text:p>13058.2</text:p>
          </table:table-cell>
        </table:table-row>
        <table:table-row table:style-name="ro1">
          <table:table-cell office:value-type="string" calcext:value-type="string">
            <text:p>2016T4</text:p>
          </table:table-cell>
          <table:table-cell office:value-type="float" office:value="160404.3" calcext:value-type="float">
            <text:p>160404.3</text:p>
          </table:table-cell>
          <table:table-cell office:value-type="float" office:value="14072.6" calcext:value-type="float">
            <text:p>14072.6</text:p>
          </table:table-cell>
        </table:table-row>
        <table:table-row table:style-name="ro1">
          <table:table-cell office:value-type="string" calcext:value-type="string">
            <text:p>2017T1</text:p>
          </table:table-cell>
          <table:table-cell office:value-type="float" office:value="160578.1" calcext:value-type="float">
            <text:p>160578.1</text:p>
          </table:table-cell>
          <table:table-cell office:value-type="float" office:value="13402.7" calcext:value-type="float">
            <text:p>13402.7</text:p>
          </table:table-cell>
        </table:table-row>
        <table:table-row table:style-name="ro1">
          <table:table-cell office:value-type="string" calcext:value-type="string">
            <text:p>2017T2</text:p>
          </table:table-cell>
          <table:table-cell office:value-type="float" office:value="162768.6" calcext:value-type="float">
            <text:p>162768.6</text:p>
          </table:table-cell>
          <table:table-cell office:value-type="float" office:value="13636.8" calcext:value-type="float">
            <text:p>13636.8</text:p>
          </table:table-cell>
        </table:table-row>
        <table:table-row table:style-name="ro1">
          <table:table-cell office:value-type="string" calcext:value-type="string">
            <text:p>2017T3</text:p>
          </table:table-cell>
          <table:table-cell office:value-type="float" office:value="162875.8" calcext:value-type="float">
            <text:p>162875.8</text:p>
          </table:table-cell>
          <table:table-cell office:value-type="float" office:value="13327.6" calcext:value-type="float">
            <text:p>13327.6</text:p>
          </table:table-cell>
        </table:table-row>
        <table:table-row table:style-name="ro1">
          <table:table-cell office:value-type="string" calcext:value-type="string">
            <text:p>2017T4</text:p>
          </table:table-cell>
          <table:table-cell office:value-type="float" office:value="165303" calcext:value-type="float">
            <text:p>165303</text:p>
          </table:table-cell>
          <table:table-cell office:value-type="float" office:value="14932.2" calcext:value-type="float">
            <text:p>14932.2</text:p>
          </table:table-cell>
        </table:table-row>
        <table:table-row table:style-name="ro1">
          <table:table-cell office:value-type="string" calcext:value-type="string">
            <text:p>2018T1</text:p>
          </table:table-cell>
          <table:table-cell office:value-type="float" office:value="166574.1" calcext:value-type="float">
            <text:p>166574.1</text:p>
          </table:table-cell>
          <table:table-cell office:value-type="float" office:value="14189.8" calcext:value-type="float">
            <text:p>14189.8</text:p>
          </table:table-cell>
        </table:table-row>
        <table:table-row table:style-name="ro1">
          <table:table-cell office:value-type="string" calcext:value-type="string">
            <text:p>2018T2</text:p>
          </table:table-cell>
          <table:table-cell office:value-type="float" office:value="169030.8" calcext:value-type="float">
            <text:p>169030.8</text:p>
          </table:table-cell>
          <table:table-cell office:value-type="float" office:value="14506.5" calcext:value-type="float">
            <text:p>14506.5</text:p>
          </table:table-cell>
        </table:table-row>
      </table:table>
      <table:named-expressions/>
      <table:database-ranges>
        <table:database-range table:name="__Anonymous_Sheet_DB__2" table:target-range-address="data.A2:data.C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">
      <number:fraction number:min-integer-digits="0" number:min-numerator-digits="1" loext:max-numerator-digits="1" number:min-denominator-digits="1" loext:max-denominator-value="9"/>
    </number:number-style>
    <number:number-style style:name="N126">
      <number:fraction number:min-integer-digits="0" number:min-numerator-digits="2" loext:max-numerator-digits="2" number:min-denominator-digits="2" loext:max-denominator-value="99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0">
      <number:minutes number:style="long"/>
      <number:text>:</number:text>
      <number:seconds number:style="long"/>
    </number:time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06:04:27.176485914</dc:date>
    <meta:editing-duration>PT16M56S</meta:editing-duration>
    <meta:editing-cycles>2</meta:editing-cycles>
    <meta:generator>LibreOffice/6.1.2.1$MacOSX_X86_64 LibreOffice_project/65905a128db06ba48db947242809d14d3f9a93fe</meta:generator>
    <meta:document-statistic meta:table-count="3" meta:cell-count="671" meta:object-count="0"/>
  </office:meta>
</office:document-meta>
</file>